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style style:name="P11" style:family="paragraph" style:parent-style-name="Text_20_body">
      <style:text-properties fo:font-weight="bold" style:font-weight-asian="bold" style:font-weight-complex="bold"/>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Text_20_body" style:list-style-name="L29">
      <style:paragraph-properties fo:margin-top="0cm" fo:margin-bottom="0cm" style:contextual-spacing="false"/>
    </style:style>
    <style:style style:name="P34" style:family="paragraph" style:parent-style-name="Text_20_body" style:list-style-name="L30">
      <style:paragraph-properties fo:margin-top="0cm" fo:margin-bottom="0cm" style:contextual-spacing="false"/>
    </style:style>
    <style:style style:name="P35" style:family="paragraph" style:parent-style-name="Text_20_body" style:list-style-name="L31">
      <style:paragraph-properties fo:margin-top="0cm" fo:margin-bottom="0cm" style:contextual-spacing="false"/>
    </style:style>
    <style:style style:name="P36" style:family="paragraph" style:parent-style-name="Text_20_body" style:list-style-name="L32">
      <style:paragraph-properties fo:margin-top="0cm" fo:margin-bottom="0cm" style:contextual-spacing="false"/>
    </style:style>
    <style:style style:name="P37" style:family="paragraph" style:parent-style-name="Text_20_body" style:list-style-name="L33">
      <style:paragraph-properties fo:margin-top="0cm" fo:margin-bottom="0cm" style:contextual-spacing="false"/>
    </style:style>
    <style:style style:name="P38" style:family="paragraph" style:parent-style-name="Text_20_body">
      <style:text-properties officeooo:paragraph-rsid="0016a7a0"/>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Chapter 2 - It’s like a project in itself really</text:p>
      <text:h text:style-name="Heading_20_2" text:outline-level="2"><text:bookmark-start text:name="notes-on-restructure"/>Notes on restructure<text:bookmark-end text:name="notes-on-restructure"/></text:h>
      <text:list xml:id="list1949522677" text:style-name="L1">
        <text:list-item>
          <text:p text:style-name="P4">Intro</text:p>
          <text:list text:style-name="L2">
            <text:list-item>
              <text:p text:style-name="P5">Vignette text</text:p>
            </text:list-item>
            <text:list-item>
              <text:p text:style-name="P5">Vignette description / interpretation -&gt; 3 planes or more general</text:p>
            </text:list-item>
            <text:list-item>
              <text:p text:style-name="P5">AT - GDP as unit of analysis - lens of agency?</text:p>
            </text:list-item>
          </text:list>
        </text:list-item>
        <text:list-item>
          <text:p text:style-name="P4">Results and Data on how GDPs are used</text:p>
          <text:list text:style-name="L3">
            <text:list-item>
              <text:p text:style-name="P6">Cultural</text:p>
            </text:list-item>
            <text:list-item>
              <text:p text:style-name="P6">Guided participation</text:p>
            </text:list-item>
            <text:list-item>
              <text:p text:style-name="P6">Personal / participatory appropriation (include - operationalising as appropriation)</text:p>
            </text:list-item>
          </text:list>
        </text:list-item>
        <text:list-item>
          <text:p text:style-name="P4">Discussion (focus on interpersonal and agency)</text:p>
        </text:list-item>
      </text:list>
      <text:h text:style-name="Heading_20_2" text:outline-level="2"><text:bookmark-start text:name="notes-on-things-to-add"/>Notes on things to add<text:bookmark-end text:name="notes-on-things-to-add"/></text:h>
      <text:list xml:id="list3179693173" text:style-name="L4">
        <text:list-item>
          <text:p text:style-name="P7">GDP language used as lingua franca to problems solve / debug. (is debugging in this chapter or not?)</text:p>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xml:id="list1879384691" text:style-name="L5">
        <text:list-item>
          <text:p text:style-name="P8">How can game design patterns support the development of coding practices by novices?</text:p>
        </text:list-item>
        <text:list-item>
          <text:p text:style-name="P8">How can the experience of fostering community focused digital game making practices inform wider practice in this area?</text:p>
        </text:list-item>
      </text:list>
      <text:p text:style-name="First_20_paragraph">The working definition of game design patterns (GDPs) is explored in the literature review and enhanced in the design chapter is augmented with analysis of specific examples of their use by participants in practice. This chapter continue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personal planes of activity. Finally a discussion section explores implications and observations from these findings in relation to existing research and concepts.</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 While this piece of writing contains results, it also contains references to concepts and <text:soft-page-break/>methodologies which will be included in other chapters in the final thesis. Other emerging chapters are online at - https://mickfuzz.github.io/phd4/thesis_chapters.html OR just create hyperlinks.</text:p>
      <text:p text:style-name="Text_20_body">To help the reader understand the data in this chapter the following notes on methods/ methodology are included.</text:p>
      <text:list xml:id="list3760918794" text:style-name="L6">
        <text:list-item>
          <text:p text:style-name="P9">The study uses mixed methods in methodology. Informed by analysis of journal diary, notes, video data and interviews (Methodology) </text:p>
        </text:list-item>
        <text:list-item>
          <text:p text:style-name="P9">The research design evolved as the game making program was underway based on feedback and reactions of the participants (supported precedent in design-based research) (Methodology)</text:p>
        </text:list-item>
        <text:list-item>
          <text:p text:style-name="P9">A long pilot course and development stage resulted in extensive support materials and activities which I have structured into a learning design called 3M (Methodology + see recent chapter on 3M model)</text:p>
        </text:list-item>
        <text:list-item>
          <text:p text:style-name="P9">A narrow data samples has been used for this study. This prioritises a greater depth of analysis on interactions over generalisation. This is justified in a section on data validity in Methdology chpater.<text:line-break/></text:p>
        </text:list-item>
        <text:list-item>
          <text:p text:style-name="P9">The concepts of resolving tensions within activity from Activity Theory are used to explore the evolution of the design of activities and resources. (Design results) </text:p>
        </text:list-item>
        <text:list-item>
          <text:p text:style-name="P9">Results chapters use Rogoff’s 3 planes of analysis (Cultural, Interpersonal and Personal) which aligns well with AT (Methodology)</text:p>
        </text:list-item>
        <text:list-item>
          <text:p text:style-name="P9">Game making is based on remixing code from an existing incomplete game template (half-baked games &amp; scratch community processes) </text:p>
        </text:list-item>
      </text:list>
      <text:h text:style-name="Heading_20_3" text:outline-level="3"><text:bookmark-start text:name="recap-on-game-design-patterns--"/>Recap on Game Design Patterns -<text:bookmark-end text:name="recap-on-game-design-patterns--"/></text:h>
      <text:p text:style-name="First_20_paragraph">NOTE - A QUICK RECAP OF TERMS FROM LIT REVIEW</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The term Game Design Patterns (GDP) use used in different ways. It can be used to describe the kind of code programming patterns that are used to structure code and keep it architecturally neat thus facilitating code sharing and extension. These patterns would be invisible to the end player of the game. The term also describes common patterns of game play and design that are visible to the player. Indeed players may become very familiar with these GDPs as they build their literacy as players about what they like or dislike about game they play. The results of this chapter focus on the second interpretation of GDPs. Eriksson and colleagues <text:reference-mark-start text:name="ZOTERO_ITEM CSL_CITATION {&quot;citationID&quot;:&quot;kuuxfith&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dkAsf9DKzt"/>(2019)<text:reference-mark-end text:name="ZOTERO_ITEM CSL_CITATION {&quot;citationID&quot;:&quot;kuuxfith&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dkAsf9DKzt"/>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 Their research builds on related research which complied a list of GDP patterns as a public collection (available at http://virt10.itu.chalmers.se/) <text:soft-page-break/><text:reference-mark-start text:name="ZOTERO_ITEM CSL_CITATION {&quot;citationID&quot;:&quot;pagduekd&quot;,&quot;properties&quot;:{&quot;formattedCitation&quot;:&quot;(Bjork and Holopainen, 2005)&quot;,&quot;plainCitation&quot;:&quot;(Bjork and Holopainen, 2005)&quot;,&quot;noteIndex&quot;:0},&quot;citationItems&quot;:[{&quot;id&quot;:2942,&quot;uris&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l3rCPRMdyl"/>(Bjork and Holopainen, 2005)<text:reference-mark-end text:name="ZOTERO_ITEM CSL_CITATION {&quot;citationID&quot;:&quot;pagduekd&quot;,&quot;properties&quot;:{&quot;formattedCitation&quot;:&quot;(Bjork and Holopainen, 2005)&quot;,&quot;plainCitation&quot;:&quot;(Bjork and Holopainen, 2005)&quot;,&quot;noteIndex&quot;:0},&quot;citationItems&quot;:[{&quot;id&quot;:2942,&quot;uris&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l3rCPRMdyl"/>.</text:p>
      <text:p text:style-name="Text_20_body">In my own game making model students picked missions from a choice of printed resource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PRINTED CARD TEXT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2443006275" text:style-name="L7">
        <text:list-item>
          <text:p text:style-name="P10"><text:span text:style-name="T3">Name of Game Design Pattern:</text:span> Jumping on Enemies to Zap them</text:p>
        </text:list-item>
        <text:list-item>
          <text:p text:style-name="P10"><text:span text:style-name="T3">Type Pattern:</text:span> Game Mechanic</text:p>
        </text:list-item>
        <text:list-item>
          <text:p text:style-name="P10"><text:span text:style-name="T3">Description:</text:span> If the player is descending from a jump when they touch the enemy the player is zapped and in this case disappears.</text:p>
        </text:list-item>
        <text:list-item>
          <text:p text:style-name="P10"><text:span text:style-name="T3">Need for Pattern:</text:span> Enemies create challenge and being able to jump on an enemy is a good way of clearing the area you want to explore.</text:p>
        </text:list-item>
        <text:list-item>
          <text:p text:style-name="P10"><text:span text:style-name="T3">Coding Concepts involved:</text:span> Arrays[^8], Change Listener[^9]</text:p>
        </text:list-item>
        <text:list-item>
          <text:p text:style-name="P10"><text:span text:style-name="T3">Links to other Computing Patterns:</text:span> Systems Dynamics[^10]</text:p>
        </text:list-item>
        <text:list-item>
          <text:p text:style-name="P10"><text:span text:style-name="T3">Related Game Patterns:</text:span> You’ll need to have added the <text:span text:style-name="T3">Add Enemies</text:span> pattern to your game before you can add this one.</text:p>
        </text:list-item>
      </text:list>
      <text:p text:style-name="First_20_paragraph">PRINTED CARD TEXT ENDS</text:p>
      <text:h text:style-name="Heading_20_2" text:outline-level="2"><text:bookmark-start text:name="study-of-vignette-a"/>Study of Vignette A<text:bookmark-end text:name="study-of-vignette-a"/></text:h>
      <text:p text:style-name="First_20_paragraph">To begin more detailed study of participant interactions taken from video recordings I use vignette to give a snapshot of the interactions of one family.</text:p>
      <text:p text:style-name="Text_20_body">For the previous five minutes the parent and child dyad have face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 that Th asks facilitator for help to resolve the coding glitch.</text:p>
      <table:table table:name="Table1" table:style-name="Table1">
        <table:table-column table:style-name="Table1.A"/>
        <table:table-column table:style-name="Table1.B"/>
        <table:table-header-rows>
          <table:table-row>
            <table:table-cell table:style-name="Table1.A1" office:value-type="string">
              <text:p text:style-name="P3">Dialogue</text:p>
            </table:table-cell>
            <table:table-cell table:style-name="Table1.A1" office:value-type="string">
              <text:p text:style-name="P3">Activity</text:p>
            </table:table-cell>
          </table:table-row>
        </table:table-header-rows>
        <table:table-row>
          <table:table-cell table:style-name="Table1.A1" office:value-type="string">
            <text:p text:style-name="Table_20_Contents">S: You can ask him for help again if you want.</text:p>
          </table:table-cell>
          <table:table-cell table:style-name="Table1.A1" office:value-type="string">
            <text:p text:style-name="Table_20_Contents">S is using laptop. T is nearby</text:p>
          </table:table-cell>
        </table:table-row>
        <table:table-row>
          <table:table-cell table:style-name="Table1.A1" office:value-type="string">
            <text:p text:style-name="Table_20_Contents">T: Why</text:p>
          </table:table-cell>
          <table:table-cell table:style-name="Table1.A1" office:value-type="string">
            <text:p text:style-name="Standard"/>
          </table:table-cell>
        </table:table-row>
        <text:soft-page-break/>
        <table:table-row>
          <table:table-cell table:style-name="Table1.A1" office:value-type="string">
            <text:p text:style-name="Table_20_Contents">S: Cos I can’t do it.</text:p>
          </table:table-cell>
          <table:table-cell table:style-name="Table1.A1" office:value-type="string">
            <text:p text:style-name="Standard"/>
          </table:table-cell>
        </table:table-row>
        <table:table-row>
          <table:table-cell table:style-name="Table1.A1" office:value-type="string">
            <text:p text:style-name="Table_20_Contents">T: Ok</text:p>
          </table:table-cell>
          <table:table-cell table:style-name="Table1.A1" office:value-type="string">
            <text:p text:style-name="Standard"/>
          </table:table-cell>
        </table:table-row>
        <table:table-row>
          <table:table-cell table:style-name="Table1.A1"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1.A1" office:value-type="string">
            <text:p text:style-name="Standard"/>
          </table:table-cell>
        </table:table-row>
        <table:table-row>
          <table:table-cell table:style-name="Table1.A1" office:value-type="string">
            <text:p text:style-name="Table_20_Contents">M: Great</text:p>
          </table:table-cell>
          <table:table-cell table:style-name="Table1.A1" office:value-type="string">
            <text:p text:style-name="Table_20_Contents">(On Screen) Platform game bug is resolved shown by game progressing to the next level.</text:p>
          </table:table-cell>
        </table:table-row>
        <table:table-row>
          <table:table-cell table:style-name="Table1.A1" office:value-type="string">
            <text:p text:style-name="Table_20_Contents">S: Thank you.</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Did you see T?</text:p>
          </table:table-cell>
          <table:table-cell table:style-name="Table1.A1" office:value-type="string">
            <text:p text:style-name="Table_20_Contents">(Off Screen) M cedes computer to S.</text:p>
          </table:table-cell>
        </table:table-row>
        <table:table-row>
          <table:table-cell table:style-name="Table1.A1" office:value-type="string">
            <text:p text:style-name="Table_20_Contents">T: Did it do it?</text:p>
          </table:table-cell>
          <table:table-cell table:style-name="Table1.A1" office:value-type="string">
            <text:p text:style-name="Standard"/>
          </table:table-cell>
        </table:table-row>
        <table:table-row>
          <table:table-cell table:style-name="Table1.A1" office:value-type="string">
            <text:p text:style-name="Table_20_Contents">S: Yes</text:p>
          </table:table-cell>
          <table:table-cell table:style-name="Table1.A1" office:value-type="string">
            <text:p text:style-name="Standard"/>
          </table:table-cell>
        </table:table-row>
        <table:table-row>
          <table:table-cell table:style-name="Table1.A1" office:value-type="string">
            <text:p text:style-name="Table_20_Contents">S: I’ll reload it. Here you go</text:p>
          </table:table-cell>
          <table:table-cell table:style-name="Table1.A1" office:value-type="string">
            <text:p text:style-name="Table_20_Contents">S presses refresh key to reload the game</text:p>
          </table:table-cell>
        </table:table-row>
        <table:table-row>
          <table:table-cell table:style-name="Table1.A1" office:value-type="string">
            <text:p text:style-name="Table_20_Contents">T: Laughs</text:p>
          </table:table-cell>
          <table:table-cell table:style-name="Table1.A1" office:value-type="string">
            <text:p text:style-name="Table_20_Contents">T moves laptop to point towards her and takes over using the keyboard</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Makes excited cat noise)</text:p>
          </table:table-cell>
          <table:table-cell table:style-name="Table1.A1" office:value-type="string">
            <text:p text:style-name="Table_20_Contents">T is using arrow keys to control game and check desired behaviour of player progressing to level 2 is working. T progresses</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We need a door in this on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I want to make more levels now.</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o you can put lots of doors and lots of key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Door Key Door Key Door</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Door Level. Key Door Level, Key Door Level</text:p>
          </table:table-cell>
          <table:table-cell table:style-name="Table1.A1"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Well. Where are you going to put your door in level two?</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Do you want to change the layout at all?</text:p>
          </table:table-cell>
          <table:table-cell table:style-name="Table1.A1" office:value-type="string">
            <text:p text:style-name="Table_20_Contents">S gestures to screen</text:p>
          </table:table-cell>
        </table:table-row>
        <table:table-row>
          <table:table-cell table:style-name="Table1.A1" office:value-type="string">
            <text:p text:style-name="Table_20_Contents">T: What’s door?</text:p>
          </table:table-cell>
          <table:table-cell table:style-name="Table1.A1" office:value-type="string">
            <text:p text:style-name="Table_20_Contents">S doesn’t move laptop but gets closer to take over keyboard</text:p>
          </table:table-cell>
        </table:table-row>
        <text:soft-page-break/>
        <table:table-row>
          <table:table-cell table:style-name="Table1.A1" office:value-type="string">
            <text:p text:style-name="Table_20_Contents">S: d</text:p>
          </table:table-cell>
          <table:table-cell table:style-name="Table1.A1" office:value-type="string">
            <text:p text:style-name="Standard"/>
          </table:table-cell>
        </table:table-row>
        <table:table-row>
          <table:table-cell table:style-name="Table1.A1" office:value-type="string">
            <text:p text:style-name="Table_20_Contents">T: Ok</text:p>
          </table:table-cell>
          <table:table-cell table:style-name="Table1.A1" office:value-type="string">
            <text:p text:style-name="Standard"/>
          </table:table-cell>
        </table:table-row>
        <table:table-row>
          <table:table-cell table:style-name="Table1.A1" office:value-type="string">
            <text:p text:style-name="Table_20_Contents">T: d . Door right there.</text:p>
          </table:table-cell>
          <table:table-cell table:style-name="Table1.A1" office:value-type="string">
            <text:p text:style-name="Table_20_Contents">Inserts a “d” in an array high above a platform</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And where’s the key going?</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Must be quite hard through get to that door</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is K</text:p>
          </table:table-cell>
          <table:table-cell table:style-name="Table1.A1" office:value-type="string">
            <text:p text:style-name="Standard"/>
          </table:table-cell>
        </table:table-row>
        <table:table-row>
          <table:table-cell table:style-name="Table1.A1" office:value-type="string">
            <text:p text:style-name="Table_20_Contents">T : (Calmly) Ok just let me do something</text:p>
          </table:table-cell>
          <table:table-cell table:style-name="Table1.A1" office:value-type="string">
            <text:p text:style-name="Table_20_Contents">T starts to delete multiple characters on a line</text:p>
          </table:table-cell>
        </table:table-row>
        <table:table-row>
          <table:table-cell table:style-name="Table1.A1" office:value-type="string">
            <text:p text:style-name="Table_20_Contents">S: (Alarmed) What are you doing?</text:p>
          </table:table-cell>
          <table:table-cell table:style-name="Table1.A1" office:value-type="string">
            <text:p text:style-name="Standard"/>
          </table:table-cell>
        </table:table-row>
        <table:table-row>
          <table:table-cell table:style-name="Table1.A1" office:value-type="string">
            <text:p text:style-name="Table_20_Contents">T: You’ll se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Ah ye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What are you.. Ah you’re making a platform. I see.</text:p>
          </table:table-cell>
          <table:table-cell table:style-name="Table1.A1" office:value-type="string">
            <text:p text:style-name="Table_20_Contents">T starts to add x’s to replace the spaces she has deleted</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See!</text:p>
          </table:table-cell>
          <table:table-cell table:style-name="Table1.A1" office:value-type="string">
            <text:p text:style-name="Standard"/>
          </table:table-cell>
        </table:table-row>
        <table:table-row>
          <table:table-cell table:style-name="Table1.A1" office:value-type="string">
            <text:p text:style-name="Table_20_Contents">S: So where is the key going?</text:p>
          </table:table-cell>
          <table:table-cell table:style-name="Table1.A1" office:value-type="string">
            <text:p text:style-name="Standard"/>
          </table:table-cell>
        </table:table-row>
        <table:table-row>
          <table:table-cell table:style-name="Table1.A1" office:value-type="string">
            <text:p text:style-name="Table_20_Contents">T: Key, so it’s K?</text:p>
          </table:table-cell>
          <table:table-cell table:style-name="Table1.A1" office:value-type="string">
            <text:p text:style-name="Standard"/>
          </table:table-cell>
        </table:table-row>
        <table:table-row>
          <table:table-cell table:style-name="Table1.A1" office:value-type="string">
            <text:p text:style-name="Table_20_Contents">S: Yes</text:p>
          </table:table-cell>
          <table:table-cell table:style-name="Table1.A1" office:value-type="string">
            <text:p text:style-name="Standard"/>
          </table:table-cell>
        </table:table-row>
        <table:table-row>
          <table:table-cell table:style-name="Table1.A1" office:value-type="string">
            <text:p text:style-name="Table_20_Contents">T: Where’s K gone</text:p>
          </table:table-cell>
          <table:table-cell table:style-name="Table1.A1" office:value-type="string">
            <text:p text:style-name="Standard"/>
          </table:table-cell>
        </table:table-row>
        <table:table-row>
          <table:table-cell table:style-name="Table1.A1" office:value-type="string">
            <text:p text:style-name="Table_20_Contents">S: There</text:p>
          </table:table-cell>
          <table:table-cell table:style-name="Table1.A1" office:value-type="string">
            <text:p text:style-name="Table_20_Contents">S points to the K Key on Keyboard</text:p>
          </table:table-cell>
        </table:table-row>
        <table:table-row>
          <table:table-cell table:style-name="Table1.A1" office:value-type="string">
            <text:p text:style-name="Table_20_Contents">T: Back. K for Key</text:p>
          </table:table-cell>
          <table:table-cell table:style-name="Table1.A1" office:value-type="string">
            <text:p text:style-name="Standard"/>
          </table:table-cell>
        </table:table-row>
        <table:table-row>
          <table:table-cell table:style-name="Table1.A1" office:value-type="string">
            <text:p text:style-name="Table_20_Contents">S: Are you putting one in your third level as well?</text:p>
          </table:table-cell>
          <table:table-cell table:style-name="Table1.A1" office:value-type="string">
            <text:p text:style-name="Standard"/>
          </table:table-cell>
        </table:table-row>
        <table:table-row>
          <table:table-cell table:style-name="Table1.A1" office:value-type="string">
            <text:p text:style-name="Table_20_Contents">T: Yes and then I’m going to make more levels</text:p>
          </table:table-cell>
          <table:table-cell table:style-name="Table1.A1" office:value-type="string">
            <text:p text:style-name="Standard"/>
          </table:table-cell>
        </table:table-row>
        <table:table-row>
          <table:table-cell table:style-name="Table1.A1" office:value-type="string">
            <text:p text:style-name="Table_20_Contents">T: You do this bit</text:p>
          </table:table-cell>
          <table:table-cell table:style-name="Table1.A1" office:value-type="string">
            <text:p text:style-name="Standard"/>
          </table:table-cell>
        </table:table-row>
        <table:table-row>
          <table:table-cell table:style-name="Table1.A1" office:value-type="string">
            <text:p text:style-name="Table_20_Contents">T: And then delete those H’s. And in there.</text:p>
          </table:table-cell>
          <table:table-cell table:style-name="Table1.A1" office:value-type="string">
            <text:p text:style-name="Standard"/>
          </table:table-cell>
        </table:table-row>
        <table:table-row>
          <table:table-cell table:style-name="Table1.A1" office:value-type="string">
            <text:p text:style-name="Table_20_Contents">S: No. No.</text:p>
          </table:table-cell>
          <table:table-cell table:style-name="Table1.A1" office:value-type="string">
            <text:p text:style-name="Standard"/>
          </table:table-cell>
        </table:table-row>
        <table:table-row>
          <table:table-cell table:style-name="Table1.A1" office:value-type="string">
            <text:p text:style-name="Table_20_Contents">T: Then, let me do it.</text:p>
          </table:table-cell>
          <table:table-cell table:style-name="Table1.A1" office:value-type="string">
            <text:p text:style-name="Table_20_Contents">(off screen) T takes over the keyboard</text:p>
          </table:table-cell>
        </table:table-row>
        <table:table-row>
          <table:table-cell table:style-name="Table1.A1" office:value-type="string">
            <text:p text:style-name="Table_20_Contents">S: It’s no fun having a game with any hazards to avoid</text:p>
          </table:table-cell>
          <table:table-cell table:style-name="Table1.A1" office:value-type="string">
            <text:p text:style-name="Standard"/>
          </table:table-cell>
        </table:table-row>
        <table:table-row>
          <table:table-cell table:style-name="Table1.A1" office:value-type="string">
            <text:p text:style-name="Table_20_Contents">T: Is for me! do you go that way back?</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o sorry for deleting… They just…</text:p>
          </table:table-cell>
          <table:table-cell table:style-name="Table1.A1" office:value-type="string">
            <text:p text:style-name="Table_20_Contents">(on screen) T deletes hazards in Level 3 of game</text:p>
          </table:table-cell>
        </table:table-row>
        <table:table-row>
          <table:table-cell table:style-name="Table1.A1" office:value-type="string">
            <text:p text:style-name="Table_20_Contents">Back Back Back</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Oh Oh Oh.</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Table_20_Contents">Rogoff</text:p>
          </table:table-cell>
        </table:table-row>
        <table:table-row>
          <table:table-cell table:style-name="Table1.A1" office:value-type="string">
            <text:p text:style-name="Table_20_Contents">(laughs)</text:p>
          </table:table-cell>
          <table:table-cell table:style-name="Table1.A1" office:value-type="string">
            <text:p text:style-name="Standard"/>
          </table:table-cell>
        </table:table-row>
        <text:soft-page-break/>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replaces another) Back Oh (giggles)</text:p>
          </table:table-cell>
          <table:table-cell table:style-name="Table1.A1" office:value-type="string">
            <text:p text:style-name="Table_20_Contents">(on screen) T adds three coins to Level 3</text:p>
          </table:table-cell>
        </table:table-row>
        <table:table-row>
          <table:table-cell table:style-name="Table1.A1" office:value-type="string">
            <text:p text:style-name="Table_20_Contents">S: Goodness me what what the point of designing our car with fumes if we’re not going to use it?</text:p>
          </table:table-cell>
          <table:table-cell table:style-name="Table1.A1" office:value-type="string">
            <text:p text:style-name="Standard"/>
          </table:table-cell>
        </table:table-row>
        <table:table-row>
          <table:table-cell table:style-name="Table1.A1" office:value-type="string">
            <text:p text:style-name="Table_20_Contents">T: I don’t know (sigh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You put the key and door in this on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Go on then. Key - Door - Person.</text:p>
          </table:table-cell>
          <table:table-cell table:style-name="Table1.A1" office:value-type="string">
            <text:p text:style-name="Standard"/>
          </table:table-cell>
        </table:table-row>
        <table:table-row>
          <table:table-cell table:style-name="Table1.A1" office:value-type="string">
            <text:p text:style-name="Table_20_Contents">S: Person?</text:p>
          </table:table-cell>
          <table:table-cell table:style-name="Table1.A1" office:value-type="string">
            <text:p text:style-name="Standard"/>
          </table:table-cell>
        </table:table-row>
        <table:table-row>
          <table:table-cell table:style-name="Table1.A1" office:value-type="string">
            <text:p text:style-name="Table_20_Contents">T: Key Door Person.</text:p>
          </table:table-cell>
          <table:table-cell table:style-name="Table1.A1" office:value-type="string">
            <text:p text:style-name="Table_20_Contents">(off screen) T indicates that her mother is the person she is referring to</text:p>
          </table:table-cell>
        </table:table-row>
        <table:table-row>
          <table:table-cell table:style-name="Table1.A1" office:value-type="string">
            <text:p text:style-name="Table_20_Contents">T: (laughs)</text:p>
          </table:table-cell>
          <table:table-cell table:style-name="Table1.A1"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1.A1" office:value-type="string">
            <text:p text:style-name="Table_20_Contents">S: Is this the first level again</text:p>
          </table:table-cell>
          <table:table-cell table:style-name="Table1.A1" office:value-type="string">
            <text:p text:style-name="Standard"/>
          </table:table-cell>
        </table:table-row>
        <table:table-row>
          <table:table-cell table:style-name="Table1.A1" office:value-type="string">
            <text:p text:style-name="Table_20_Contents">T: I think so</text:p>
          </table:table-cell>
          <table:table-cell table:style-name="Table1.A1" office:value-type="string">
            <text:p text:style-name="Standard"/>
          </table:table-cell>
        </table:table-row>
        <table:table-row>
          <table:table-cell table:style-name="Table1.A1" office:value-type="string">
            <text:p text:style-name="Table_20_Contents">S: OK so our the door for the second level goes back to first level and we want it to go to the third level presumably</text:p>
          </table:table-cell>
          <table:table-cell table:style-name="Table1.A1" office:value-type="string">
            <text:p text:style-name="Standard"/>
          </table:table-cell>
        </table:table-row>
        <table:table-row>
          <table:table-cell table:style-name="Table1.A1" office:value-type="string">
            <text:p text:style-name="Table_20_Contents">T: Yes (laughs) Yes. Why could that be? That’s silly</text:p>
          </table:table-cell>
          <table:table-cell table:style-name="Table1.A1" office:value-type="string">
            <text:p text:style-name="Standard"/>
          </table:table-cell>
        </table:table-row>
        <table:table-row>
          <table:table-cell table:style-name="Table1.A1" office:value-type="string">
            <text:p text:style-name="Table_20_Contents">S: I’m just going to go see something.</text:p>
          </table:table-cell>
          <table:table-cell table:style-name="Table1.A1"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in broad strokes using the foci of cultural, interpersonal and personal activity <text:reference-mark-start text:name="ZOTERO_ITEM CSL_CITATION {&quot;citationID&quot;:&quot;zhunukxh&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qq07oZuvwt"/>(Rogoff, 1995)<text:reference-mark-end text:name="ZOTERO_ITEM CSL_CITATION {&quot;citationID&quot;:&quot;zhunukxh&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qq07oZuvwt"/>. More detailed interpretation and analyis of these interactions follow in later sections.</text:p>
      <text:p text:style-name="P11">Cultural Focus</text:p>
      <text:p text:style-name="Text_20_body">The parent has taken on the role of solving harder code problems following instructions carefully. The child is one of the younger participants when blockages occur she explores the room or to dwell on the periphery of other participants interactions.</text:p>
      <text:p text:style-name="Text_20_body">Keys and Doors as desired a game design pattern appears to prompt engagement with the game making process. This is evident in the way with the child introduces and repeats the name of the pattern in a sing song voice in this interaction.</text:p>
      <text:p text:style-name="Text_20_body"><text:soft-page-break/>Another pattern the child advocates for is that of adding levels. This desire to add this pattern may have been picked up from the emerging culture of the group as this pattern has been added to other games and has become a topic of discourse.</text:p>
      <text:p text:style-name="Text_20_body">In the above interactions, there is cultural understanding of the conventions of a platformer game being shown by both the child and adult. Understanding of the game as a dynamic system is seen clearly in the parent’s alarm at the child’s deletion of all elements of hazard. This interaction shows the parent guiding the child to imagine the user experience through the use of terms from GDPs.</text:p>
      <text:p text:style-name="Text_20_body"><text:span text:style-name="T3">Interpersonal Focus - Guided Participation</text:span>: 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child shows high engagement at this stage outlining her plan for adding pattern to make progress in the process of designing their game. The transformation from the period of time when her parent was problem solving code is dramatic. For this pair this alternation between higher and lower engagement with the coding processes happening on screen was fairly consistent. The implementing a new GDP often involves adding new code to the game or a significant change in code which may need debugging. For this pair, larger coding activities were beyond the ability of the child.</text:p>
      <text:p text:style-name="Text_20_body">MOVE THIS LATER - FIND A PLACE - CALL BACK TO IT Feedback from the parent indicated this was partly due to reading ability. They also mention a strategy to address with this barrier to participation. “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MOVE THIS LATER - FIND A PLACE - CALL BACK TO IT Two observations follow. Firstly, the design choice of a grid of letters representing different elements of the platform game appears appropriate in the case of a novice learning to code and read at the same time. Secondly, it is of value to explore during which design stages is the child is most active and engaged.</text:p>
      <text:p text:style-name="P11">Personal Focus - Participatory Appropriation</text:p>
      <text:p text:style-name="Text_20_body">Personal knowledge and practices are harder to observe in the video data of mostly pair interaction. However, following Rogoff’s interpretation of this personal plane as participatory appropriation <text:reference-mark-start text:name="ZOTERO_ITEM CSL_CITATION {&quot;citationID&quot;:&quot;jbalbgzx&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KC7tBzU9RZ"/>(Rogoff, 1995)<text:reference-mark-end text:name="ZOTERO_ITEM CSL_CITATION {&quot;citationID&quot;:&quot;jbalbgzx&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KC7tBzU9RZ"/>, knowledge or processes which individuals adopt, reuse and transform fits within this plane. Thus beyond solo activity demonstrating personal knowledge, expressions of personal knowledge or practices when they are shared back into the community activity are also valid here.</text:p>
      <text:p text:style-name="Text_20_body"><text:soft-page-break/>The child shows their personal knowledge of game design patterns in the end of course evaluation. She responded to the question <text:span text:style-name="T2">What would you like to see next time? What would you add?</text:span> with the comment. “Th: I’d add a health bar and lots more levels and keep on changing the characters and background.”</text:p>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In the first part of this chapter I focused in detail on the three planes of activity for one vignette. In this section I present the results of analysis of other video recordings as separate observations on the way GPDs are used by participants and facilitators to further their game making objectives. 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use-of-gdps-explored-from-a-cultural-focus"/>Use of GDPs explored from a cultural focus<text:bookmark-end text:name="use-of-gdps-explored-from-a-cultural-focus"/></text:h>
      <text:p text:style-name="First_20_paragraph">In the previous chapter the role of cultural activities to engage and sustain engagement in this game making programme were examined. This chapter allows us to focus in on the role that game design patterns in particular. Design patterns are by parents, children and facilitators as a tool of apprenticeship and personal expression in this emerging game making community.</text:p>
      <text:list xml:id="list1284804093" text:style-name="L8">
        <text:list-item>
          <text:p text:style-name="P12">GDPs used when giving feedback in play- testing,</text:p>
        </text:list-item>
        <text:list-item>
          <text:p text:style-name="P12">praise &amp;</text:p>
        </text:list-item>
        <text:list-item>
          <text:p text:style-name="P12">direct calls for improvement,</text:p>
        </text:list-item>
        <text:list-item>
          <text:p text:style-name="P12">Example - Jump feedback Mi, Mick, Ch, Fi - &gt; supportive</text:p>
        </text:list-item>
        <text:list-item>
          <text:p text:style-name="P12">Example Ch and Pa - revising game based on Te’s FEEDBAC</text:p>
        </text:list-item>
        <text:list-item>
          <text:p text:style-name="P12">In game making terms - Intangible concepts like challenge and game feel are fed back - hard to teach - but users develop language (safe zone)</text:p>
        </text:list-item>
        <text:list-item>
          <text:p text:style-name="P12">Discussion - How much to teach terms or let them deveop?</text:p>
        </text:list-item>
      </text:list>
      <text:h text:style-name="Heading_20_3" text:outline-level="3"><text:bookmark-start text:name="gdps-propagation-through-peer-activity"/>GDPs propagation through peer activity<text:bookmark-end text:name="gdps-propagation-through-peer-activity"/></text:h>
      <text:list xml:id="list437236355" text:style-name="L9">
        <text:list-item>
          <text:p text:style-name="P13">GDPs spread during play testing and other peer activity-</text:p>
        </text:list-item>
        <text:list-item>
          <text:p text:style-name="P13">Example Ch suggesting games similar - parcour</text:p>
        </text:list-item>
      </text:list>
      <text:p text:style-name="First_20_paragraph">The popularity of certain GDP spread through peer activity. 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 how to add new levels.</text:p>
      <text:p text:style-name="Text_20_body">Ch: Why’s that enemy in every level Te: He’s not. Ch: Can you show me how you add more levels on to yours? Te: Yeah sure. Pause Te: I’m just going to have one go of beating this (refering to his own game which he is playtesing). It’s 21 levels in it. So .. Yeeeeah. Pause Ch: It’s like parcours in Minecraft but times. It’s like playing the game Wipeout. Have you ever played Wipeout? Te: Er not really. Ch: Or seen it? Ch: That’s like my second level. Te: Ah so <text:soft-page-break/>hard (Te fails at a high level on his game and starts to move off)</text:p>
      <text:p text:style-name="Text_20_body">Te: (To someone else calling for attention) No I’m helping .. (Te then follows Ch to his workstation to help him implement more levels.)</text:p>
      <text:p text:style-name="Text_20_body">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completes this work, Ch reads aloud the code which is being typed in.</text:p>
      <text:p text:style-name="Text_20_body">Ch is keen to make links to his existing experience of games making comparisons between Te’s game, commercial games and his own. The motive is not clear but this appears to act as a ay of Ch bringing his funds of knowledge on game playing and analysis to this community.</text:p>
      <text:p text:style-name="Text_20_body">In prevelant GDPs in Te’s game stimulates sharing about Ch’s experience in other games. Parcour in Minecraft and Wipe out are both game experiences whose main mechanic is about judging jumps to landing accurately.</text:p>
      <text:p text:style-name="Text_20_body">Following research on funds of knowledge motives or benefits of this behaviour may include: … INSERT DISCUSSION AN DEVELOPMENT OF FUNDS OF KNOWLEDGE STREAM MAKE LINK TO NEXT SECTION</text:p>
      <text:p text:style-name="Text_20_body">In addition, 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text:p>
      <text:h text:style-name="Heading_20_3" text:outline-level="3"><text:bookmark-start text:name="gdps-providing-means-for-peer-feedback-on-game-play-experience"/>GDPs providing means for peer feedback on game play experience<text:bookmark-end text:name="gdps-providing-means-for-peer-feedback-on-game-play-experience"/></text:h>
      <text:list xml:id="list902632944" text:style-name="L10">
        <text:list-item>
          <text:p text:style-name="P14">GDPs used when giving feedback in play- testing, verbal and non-verbal</text:p>
        </text:list-item>
        <text:list-item>
          <text:p text:style-name="P14">praise</text:p>
        </text:list-item>
        <text:list-item>
          <text:p text:style-name="P14">direct calls for improvement,</text:p>
        </text:list-item>
        <text:list-item>
          <text:p text:style-name="P14">Example - Jump feedback Mi, Mick, Ch, Fi - &gt; supportive</text:p>
        </text:list-item>
        <text:list-item>
          <text:p text:style-name="P14">Example Ch and Pa - revising game based on Te’s FEEDBACK</text:p>
        </text:list-item>
        <text:list-item>
          <text:p text:style-name="P14">In game making terms - Intangible concepts like challenge and game feel are fed back - hard to teach - but users develop language (safe zone)</text:p>
        </text:list-item>
        <text:list-item>
          <text:p text:style-name="P14">Discussion - How much to teach terms or let them deveop?</text:p>
        </text:list-item>
      </text:list>
      <text:p text:style-name="First_20_paragraph">This section will explore the particular role of GDPs within this process using an example about one of the core GDP of the platform game, that of jumping.</text:p>
      <text:h text:style-name="Heading_20_4" text:outline-level="4"><text:bookmark-start text:name="sh-and-th-playtesting"/>Sh and Th Playtesting<text:bookmark-end text:name="sh-and-th-playtesting"/></text:h>
      <text:p text:style-name="First_20_paragraph">This pair were less interested in playing other peoples games than people playing their own. The sharing here is one of the most active times for the child allowing interaction to explain their game to others. The child does also play the games of others. REVIEW DATA, ADD DETAIL.</text:p>
      <text:p text:style-name="Text_20_body">This sharing process motivates sustained activity. In addition, the parent uses GDPs as a prompt <text:soft-page-break/>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mischievous desire to play against game conventions with a desire to confuse or disorient players. (my interpretation based on another extract)</text:p>
      <text:h text:style-name="Heading_20_3" text:outline-level="3"><text:bookmark-start text:name="gdps-and-the-sharing-of-personal-experiences-identity-and-preferences-cultural--"/>GDPs and the sharing of personal experiences, identity and preferences (cultural) -<text:bookmark-end text:name="gdps-and-the-sharing-of-personal-experiences-identity-and-preferences-cultural--"/></text:h>
      <text:p text:style-name="First_20_paragraph">In the previous example Ch was able to draw on his home knowledge of games and game culture. This section widens focus to also examine the intersection of GDP and of non-gaming experiences.</text:p>
      <text:p text:style-name="Text_20_body">As we explored in previous chapters, the ability to incorporate the following elements into created games allows for personal expression in a way that can be engaging and sustain motivation [papert, roque, kafai etc].</text:p>
      <text:list xml:id="list4198604616" text:style-name="L11">
        <text:list-item>
          <text:p text:style-name="P15">design graphics</text:p>
        </text:list-item>
        <text:list-item>
          <text:p text:style-name="P15">audio assets</text:p>
        </text:list-item>
        <text:list-item>
          <text:p text:style-name="P15">narrative elements</text:p>
        </text:list-item>
      </text:list>
      <text:p text:style-name="First_20_paragraph">However these processes can expose and deepen key tensions identified in the <text:span text:style-name="T2">design chapter</text:span> and in the literature review. Namely;</text:p>
      <text:list xml:id="list2957666469" text:style-name="L12">
        <text:list-item>
          <text:p text:style-name="P16">incorporating familiar or personally meaningful elements can involve challenges including that of unrealistic expectations based on previous game playing experiences</text:p>
        </text:list-item>
        <text:list-item>
          <text:p text:style-name="P16">time on asset design can detract from systemic and learning code concepts and syntax.</text:p>
        </text:list-item>
        <text:list-item>
          <text:p text:style-name="P16">list others, draw on Roque, Kafai and Papert</text:p>
        </text:list-item>
      </text:list>
      <text:p text:style-name="First_20_paragraph">This particularly salient to game making in a community context. As per work on Kafai and Roque who observe the following features of personal expression in a community game making setting.</text:p>
      <text:list xml:id="list169147583" text:style-name="L13">
        <text:list-item>
          <text:p text:style-name="P17">propagation of assets..</text:p>
        </text:list-item>
        <text:list-item>
          <text:p text:style-name="P17">pride sharing back?</text:p>
        </text:list-item>
        <text:list-item>
          <text:p text:style-name="P17">value of feedback, asset creation as a speciality</text:p>
        </text:list-item>
      </text:list>
      <text:p text:style-name="First_20_paragraph">This section looks at the specifics of community aspects of personal expression in the data collected in this study, dealing specifically with narrative elements, and graphical and audio assets.</text:p>
      <text:h text:style-name="Heading_20_4" text:outline-level="4"><text:bookmark-start text:name="narratives-and-aesthetics-of-games-driven-by-home-interests"/>Narratives and aesthetics of Games driven by Home Interests<text:bookmark-end text:name="narratives-and-aesthetics-of-games-driven-by-home-interests"/></text:h>
      <text:list xml:id="list13087514" text:style-name="L14">
        <text:list-item>
          <text:p text:style-name="P18">Interview data - Fi and Ma - talk of the way they incorporate interests of trains into the game. </text:p>
        </text:list-item>
      </text:list>
      <text:p text:style-name="First_20_paragraph">As part of the creative process participants were able to input their own preferences and interests. These commonly seemed to be driven by existing preferences and habits stemming from home life and other cultural sites. Examples include participants choice of the theme of their game. Environmental aspects appeared to be something that many families could draw on from their home lives.</text:p>
      <text:p text:style-name="Text_20_body">The design processes involved choice and design of game assets that allowed the expression of <text:soft-page-break/>identity or a designed element - for example graphics, audio or a written message to appear at various stages of the game.</text:p>
      <text:p text:style-name="Text_20_body">One pair Ch and Pa the grandparents of Te, included narrative text at the start of their game which explained their choice of graphical elements.</text:p>
      <text:p text:style-name="Text_20_body">var starttext = “This is a game which pits a honey bee against a swarm of Asian hornets, which are alien invaders attacking bee hives in the UK and which beekeepers are trying to stop spreading here. Try to guide the bee to collect all the flowers without being caught by the hornets. Use the arrow keys to move the bee. Press return to START.”;</text:p>
      <text:p text:style-name="Text_20_body">In a noteworthy exchange a young participant Zi asks one of the grandparents of child if they had done any amazing things in their life. This exchange follows</text:p>
      <text:p text:style-name="Text_20_body">zi: Have you done amazing things?</text:p>
      <text:p text:style-name="Text_20_body">The exchange seems to throw Pa but they draw Zi’s attention back to the game. Showing that it demonstrates their interest in bees as they are beekeepers.</text:p>
      <text:p text:style-name="Text_20_body">The source of Pa’s hesitancy to share more is not clear. However her willingness to share that part of her personal story via the narrative of the game is shown here as is the willingness of the young participant to ask about the personal experiences of the older participant during the process of peer testing her game.</text:p>
      <text:p text:style-name="Text_20_body">Participants Ma and Fi designed one game around the characters of a train driver that needed to collect coal.</text:p>
      <text:p text:style-name="Text_20_body">In an interview exchange this pair NOTE ADD IN EXCHANGE FROM INTERVIEW ABOUT INCOPORATING INTERESTS Fi and Ma</text:p>
      <text:p text:style-name="Text_20_body">While these pairs had the most clear links to home interests in terms of a guiding narrative of the game, other participants were able to bring personal expression to the process via game assets in other ways.</text:p>
      <text:h text:style-name="Heading_20_4" text:outline-level="4"><text:bookmark-start text:name="visual-asset-creation-and-selection"/>Visual asset creation and selection<text:bookmark-end text:name="visual-asset-creation-and-selection"/></text:h>
      <text:list xml:id="list3785363947" text:style-name="L15">
        <text:list-item>
          <text:p text:style-name="P19">Mi’s interactions around graphics creation - write up transcript</text:p>
        </text:list-item>
        <text:list-item>
          <text:p text:style-name="P19">Mi’s exploration in others.</text:p>
        </text:list-item>
      </text:list>
      <text:p text:style-name="First_20_paragraph">There was a high degree of personal expression through interaction with the process of creating visual assets in particular.</text:p>
      <text:p text:style-name="Text_20_body">NOTE THE NEXT SECTION IS QUITE GENERAL MOVE TO START OF THIS SECTION OR LIT REVIEW? The incorporation of the graphic was relatively quick and easy change to make the game but had a significant factor in the affect towards the game [erikssonUsingGameplayDesign2019;]</text:p>
      <text:p text:style-name="Text_20_body">In this exerpt parent Mi has spent</text:p>
      <text:p text:style-name="Preformatted_20_Text">St: <text:s/>That's Good!</text:p>
      <text:p text:style-name="Preformatted_20_Text">Mi: Oh do you like it?</text:p>
      <text:p text:style-name="Preformatted_20_Text"><text:soft-page-break/>St: Yeah</text:p>
      <text:p text:style-name="Preformatted_20_Text">Mi: Thank you. I'm very proud of it. Concentrated extremely hard. The thing is, you can get quite consumed doing things like this can't you?</text:p>
      <text:p text:style-name="Preformatted_20_Text">St: Yeah</text:p>
      <text:p text:style-name="Preformatted_20_Text">Mi: That's the problem at home I get a bit kind of lost. I can't get the knack of some things. It takes me so long to get it. I'm like <text:s/>so excited. <text:s text:c="2"/></text:p>
      <text:p text:style-name="Preformatted_20_Text">- Both laugh.</text:p>
      <text:p text:style-name="Preformatted_20_Text">St: So are you going to do bits at home? When the kids are..</text:p>
      <text:p text:style-name="Preformatted_20_Text">Mi: I tried and I lost it all. And you know when you just completely... And even Ne didn't know so I just ... what a shame.. <text:s/>hours ....</text:p>
      <text:p text:style-name="Preformatted_20_Text">Laughs</text:p>
      <text:p text:style-name="Preformatted_20_Text"/>
      <text:p text:style-name="Preformatted_20_Text">Mi - Lost time. Never mind. <text:s/>We live and we learn. <text:s text:c="2"/></text:p>
      <text:p text:style-name="Preformatted_20_Text"/>
      <text:p text:style-name="Preformatted_20_Text">Mi – We’re finished.</text:p>
      <text:p text:style-name="Preformatted_20_Text"/>
      <text:p text:style-name="Preformatted_20_Text">Mi <text:s/>- Right what’s next? Now I’m an expert pixel?</text:p>
      <text:p text:style-name="Preformatted_20_Text">Mi – Now I have to figure out how to get it in there don’t I? Without losing it I’ll be very upset.</text:p>
      <text:p text:style-name="Preformatted_20_Text">St – Have you saved it?</text:p>
      <text:p text:style-name="Preformatted_20_Text">Mi – No I’ve not saved it.</text:p>
      <text:p text:style-name="Preformatted_20_Text">St – Save there. (points to relevant button on screen)</text:p>
      <text:p text:style-name="First_20_paragraph">We can see Mi cultivating a sense of ownership over the graphical element that she has created. There is also the development of a growing sense of competency in this area of asset design.</text:p>
      <text:list xml:id="list3295757530" text:style-name="L16">
        <text:list-item>
          <text:p text:style-name="P20">playing around the graphic - covering it over and revealing it</text:p>
        </text:list-item>
        <text:list-item>
          <text:p text:style-name="P20">participant self-expression and a conversational prompt to other during sharing of the game</text:p>
        </text:list-item>
      </text:list>
      <text:p text:style-name="First_20_paragraph">This is supported by other research on digital making and motivation. CITATION HERE? - or in cultural discussion?</text:p>
      <text:p text:style-name="Text_20_body">Discussion on how cultural interactions seem to be able to motivate and sustain other interpersonal activity which may be experienced as work.</text:p>
      <text:p text:style-name="Text_20_body">These interactions re sometimes playful, and sometimes chance to share something serious. It allows young person to talk about dogs and their love of dogs. Even at one point that they used to have two and one died.</text:p>
      <text:h text:style-name="Heading_20_4" text:outline-level="4"><text:bookmark-start text:name="repurposing-assets"/>Repurposing assets<text:bookmark-end text:name="repurposing-assets"/></text:h>
      <text:p text:style-name="First_20_paragraph"><text:span text:style-name="T3">Graphical Assets</text:span> Pair Sh and Th used a graphic of a cute dog as the background of their game.<text:line-break/>2019-03-18-th_sh</text:p>
      <text:p text:style-name="Text_20_body">The child expressed a lot of positive regard to this dog and used it a way to stimulate conversation about their home interest in dogs during play testing. The subject was completely unrelated to the previously stated theme of the game. It may be the parent knew this was a way to sustain involvement and interest.</text:p>
      <text:p text:style-name="P11">Audio Assets</text:p>
      <text:p text:style-name="Text_20_body">In the second iteration of glitch game club participants were introduced to tools to create sounds and a free audio resource repository.</text:p>
      <text:p text:style-name="Text_20_body"><text:soft-page-break/>This allowed for rapid, broad strokes personal expression in a similar way to the use of graphical elements.</text:p>
      <text:p text:style-name="Text_20_body">Examples? Ru and Ro ? in one of the later weeks?</text:p>
      <text:h text:style-name="Heading_20_4" text:outline-level="4"><text:bookmark-start text:name="discussion"/>Discussion<text:bookmark-end text:name="discussion"/></text:h>
      <text:p text:style-name="First_20_paragraph"><text:span text:style-name="T3">Limitation of asset work as a GDP</text:span> Note the limits of this interpretation. While the reinterpretation of the MDA framework into a menu of GDP is practical for the elements that they want to change, it is not strictly a pattern to be implemented here. A tension here to be briefly explored or noted to explore later.</text:p>
      <text:p text:style-name="P11">Tangled nature of graphics and narrative in this design</text:p>
      <text:p text:style-name="Text_20_body">In the data analysed, young people he</text:p>
      <text:h text:style-name="Heading_20_3" text:outline-level="3"><text:bookmark-start text:name="use-of-help-and-documentation-related-to-gdp"/>Use of Help and Documentation related to GDP<text:bookmark-end text:name="use-of-help-and-documentation-related-to-gdp"/></text:h>
      <text:p text:style-name="First_20_paragraph">MOVE THIS PROBABLY - IN TO DESIGN CHAPTER - COULD START TO SKETCH THIS OUT SOON</text:p>
      <text:p text:style-name="Text_20_body">The use of help files and other documentation was explored in the last chapter but the specific use of GDP related support is explored in this section.</text:p>
      <text:h text:style-name="Heading_20_4" text:outline-level="4"><text:bookmark-start text:name="use-of-a-non-linear-menu-of-gdp"/>Use of a non-linear menu of Gdp<text:bookmark-end text:name="use-of-a-non-linear-menu-of-gdp"/></text:h>
      <text:p text:style-name="First_20_paragraph">Learning resources were presented in a menu format with graphics focused on the player experience rather than underlying coding constructs. The purpose was to;</text:p>
      <text:list xml:id="list2406026377" text:style-name="L17">
        <text:list-item>
          <text:p text:style-name="P21">increase learner engagement through accessible design</text:p>
        </text:list-item>
        <text:list-item>
          <text:p text:style-name="P21">make documentation relatable to existing gameplay experience</text:p>
        </text:list-item>
        <text:list-item>
          <text:p text:style-name="P21">develop use of common GPD terminology</text:p>
        </text:list-item>
      </text:list>
      <text:p text:style-name="First_20_paragraph">There were two main ways of approaching adding a new pattern. One to examing a code example which was built around the same code base. This would involve searching for new code constructs and notes in the code designed to orientate the learner, alerting them to the location and purpose of the relevant code. The other was longer form step by step help.</text:p>
      <text:p text:style-name="P11">Use of simple code examples which demonstrate the pattern in isolation</text:p>
      <text:p text:style-name="Text_20_body">Code examples were initially the starting resource. The idea being it was quick to see the behaviour in context. This was changed after this iteration based on the difficulty of finding the relevant section on step-by-step resources.</text:p>
      <text:p text:style-name="Text_20_body">However the, use of code examples by Te in 2019-05-08 shows the effectiveness of the use of code examples by participants.</text:p>
      <text:p text:style-name="Text_20_body">DEVELOP THIS EXAMPLE - RELATE TO PRACTICE OF CODE PATCHING (EXPLORED IN PREVIOUS CHAPTER)</text:p>
      <text:p text:style-name="Text_20_body">These code example are a staple of professional sharing and problem solving practice. They exist on the Phaser website, however their use there is not consistent and sometimes, as with many <text:soft-page-break/>developer created documentation, focused on demonstrating the code constructs in isolation rather than in context.</text:p>
      <text:p text:style-name="P11">Non-linear step-by-step instructions</text:p>
      <text:p text:style-name="Text_20_body">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choosing a defined order users can choose which order they want to add game elements. The use of GDP aids the learner navigation of this process. This does add challenges however to the documentation authouring process.</text:p>
      <text:p text:style-name="Text_20_body">An example of parent Sh interaction with long form tutorial follows. Sh engaged with the long form resources. While this process did not involve dialogue, the recording of her screen allows for a detailed description of how the resources was used.</text:p>
      <text:p text:style-name="Text_20_body">Sh opens browswer to see list of code Examples, navigates to page, sees list of chapters, selects GDP pattern name, then follows along. FIND THIS EXAMPLE AND WRITE IT UP / SEE WHAT IT ADDS TO THIS SECTION.</text:p>
      <text:p text:style-name="Text_20_body">Interestingly, the online menus was not used by participants in any regular or consistent way. However, it did have a trickle down effect. Kay participants did either browse it, use it to try to solve problems or were referred to it my the facilitators. The patterns that those learners implemented were then remarked upon and taught in via peer to peer propagation.</text:p>
      <text:h text:style-name="Heading_20_4" text:outline-level="4"><text:bookmark-start text:name="a-linear-step-by-step-resource"/>A linear / step-by-step resource<text:bookmark-end text:name="a-linear-step-by-step-resource"/></text:h>
      <text:p text:style-name="First_20_paragraph">While a manual was available, few participants worked their way through it chapter by chapter.</text:p>
      <text:p text:style-name="Text_20_body">While I created this for the planners suited to this way of working and in response to feedback from parents in early designs that foundation knowledge would be useful, in practice, once their template game was up and running, there was little incentive to do use this resource. In terms of the 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2">meeting yourself in the middle</text:span> to represent the possibility of retracing the process of learning from first principles. Narratively the equivalent of a prequel.</text:p>
      <text:h text:style-name="Heading_20_3" text:outline-level="3"><text:bookmark-start text:name="use-of-gdp-to-facilitate-apprenticeship-in-wider-cultural-practices"/><text:soft-page-break/>Use of GDP to facilitate apprenticeship in wider cultural practices<text:bookmark-end text:name="use-of-gdp-to-facilitate-apprenticeship-in-wider-cultural-practices"/></text:h>
      <text:p text:style-name="First_20_paragraph">Participants draw on their cultural experience at home and from work contexts to guide interactions with others. Some experience is of general coding proficiency and practices (previously explored) while other experience relates to experience of GDPs through home game play.</text:p>
      <text:h text:style-name="Heading_20_4" text:outline-level="4"><text:bookmark-start text:name="practitioner-and-setting-influences-on-community-apprenticeship-practices"/>Practitioner and setting influences on community apprenticeship practices<text:bookmark-end text:name="practitioner-and-setting-influences-on-community-apprenticeship-practices"/></text:h>
      <text:p text:style-name="First_20_paragraph">It is important to address contextual factors that facilitated and shaped development of some initial creative practices.</text:p>
      <text:p text:style-name="Text_20_body">Research and teaching practices, the location at the university and being part of a research project. Eliza effect? If so how relevant?</text:p>
      <text:p text:style-name="Text_20_body">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Text_20_body">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h text:style-name="Heading_20_4" text:outline-level="4"><text:bookmark-start text:name="family-practices---and-linking-to-home-knowledge"/>Family practices - and linking to home knowledge<text:bookmark-end text:name="family-practices---and-linking-to-home-knowledge"/></text:h>
      <text:p text:style-name="First_20_paragraph">The following exchange shows how the use of GDPs allow the continuation of home practices.</text:p>
      <text:p text:style-name="Text_20_body">In 2019-05-08 Da and Te are working closely as a pair. Da invites thinking outside of the constraints of the suggested design early in this first session. The following interaction (see full transcript of interaction at the foot of this chapter) shows a rich interchange where the parent is trying to draw on the game playing experiences to promote innovation in the design of the existing template.</text:p>
      <text:p text:style-name="Text_20_body">An interaction (see full transcript of interaction at the foot of this chapter) shows a rich interchange where the parent is trying to draw on the game playing experience</text:p>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text:p>
      <text:p text:style-name="First_20_paragraph">Te adopts with this suggestion readily once he understands Da’s suggestion in full.</text:p>
      <text:p text:style-name="Text_20_body">He approaches Mick with a suggestion.</text:p>
      <text:p text:style-name="Preformatted_20_Text"><text:soft-page-break/>T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First_20_paragraph">Te is explicit in the ven saying “I was thinking can we make like a pacman game kind of thing”.</text:p>
      <text:h text:style-name="Heading_20_4" text:outline-level="4"><text:bookmark-start text:name="professional-practices---and-linking-to-developer-resources"/>Professional practices - and linking to developer resources<text:bookmark-end text:name="professional-practices---and-linking-to-developer-resources"/></text:h>
      <text:p text:style-name="First_20_paragraph">Da speech show desire to for the pair to try something new. This may be to avoid repetition in the educ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te. He does not want to “mess things up”.</text:p>
      <text:p text:style-name="Text_20_body">This interaction has a parallel to a professional practice of “forking” code-bases in open-source code communities. The parent checking with a guiding community member about the advantages and disadvantages of a major fork in the code structure. Technically, he has the courage to divert from the existing game paradigm from platform to maze. Practically it brings up issues as many of the dominant game design patterns are different. Thus the first one they identify that of enemy following is not present in the current menu of choices.</text:p>
      <text:p text:style-name="Text_20_body">NOTE - There seems to be a mirror here of the value of playful environments to provide challenge but within some boundaries of safety.</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ext:soft-page-break/>to benefit from observing the master at work.</text:p>
      <text:p text:style-name="Text_20_body">There are cultural elements here of a family learning culture between these two playing out in this space.</text:p>
      <text:p text:style-name="Text_20_body">That way of approaching the task is very different from interactions with grandparents on a previous iteration.</text:p>
      <text:p text:style-name="Preformatted_20_Text">extract from 2019-05-08 - 20 mins</text:p>
      <text:p text:style-name="Preformatted_20_Text">Te – Right what shall we add next? So it follows?</text:p>
      <text:p text:style-name="Preformatted_20_Text">Da – yeah that would be interesting wouldn’t it.</text:p>
      <text:p text:style-name="Preformatted_20_Text">Te – you know like the ghost in pac-man</text:p>
      <text:p text:style-name="Preformatted_20_Text">Te – I think it’ll be in here. (Looking at menu of Game Mechanics – can’t see it)</text:p>
      <text:p text:style-name="Preformatted_20_Text">Te- Link to tutorials – goes to the online tutorials on flossmanuals</text:p>
      <text:p text:style-name="Preformatted_20_Text">Te – we could add some player health</text:p>
      <text:p text:style-name="Preformatted_20_Text">Da indicates at the moment this work ok.</text:p>
      <text:p text:style-name="Preformatted_20_Text">Te – shall we try to get Mick for this</text:p>
      <text:p text:style-name="Preformatted_20_Text">Da – ah we could google it.</text:p>
      <text:p text:style-name="Preformatted_20_Text">They google "phaser pacman"</text:p>
      <text:p text:style-name="First_20_paragraph">This example is typical of other interactions of this pair. Te and Da’s design process is more guided and focused than many other participants.</text:p>
      <text:p text:style-name="Text_20_body">In this example the father starts as a facilitator, and takes on the direction of the child. However, as the dialogue progresses he is more directive, initially by asking leading questions, testing existing knowledge then when reaching the edge of the childs knowledge via more direct instructions.</text:p>
      <text:p text:style-name="Text_20_body">This appears to be influenced by Da’s experience as a software engineer and volunteer at Coder Dojo (Glossary).</text:p>
      <text:p text:style-name="Text_20_body">In interview data De notes his approach involves consciously not taking on the keyboard and mouse use.</text:p>
      <text:p text:style-name="Text_20_body">This process of active guiding but suggesting and seeking for the right answer appears as intentional from the consistent nature of the interaction and from a supporting interview.</text:p>
      <text:h text:style-name="Heading_20_4" text:outline-level="4"><text:bookmark-start text:name="discussion-and-transition"/>Discussion and Transition<text:bookmark-end text:name="discussion-and-transition"/></text:h>
      <text:p text:style-name="First_20_paragraph">The choice to divert is made possible by Da’s expertise. It also opens up the possibilities of other pairs to follow this path. In a way opening up a new seam of community activity and family of GDPs associated with a maze game.</text:p>
      <text:p text:style-name="Text_20_body">These two examples stem from the wider cultural experiences and practices of the pair’s home coding style and the parents experience taking part in professional community coding activities. The interactions are cultural but also highly interpersonal. We can see element of this exchange as representative of guided participation which we explore in the next section.</text:p>
      <text:h text:style-name="Heading_20_2" text:outline-level="2"><text:bookmark-start text:name="gdps-and-guided-participation"/>GDPs and Guided Participation<text:bookmark-end text:name="gdps-and-guided-participation"/></text:h>
      <text:p text:style-name="First_20_paragraph">This section examines the use of GDP to facilitate guided participation in game making. The <text:soft-page-break/>primary source of material is from pair interactions between children and parents.</text:p>
      <text:list xml:id="list691720342" text:style-name="L18">
        <text:list-item>
          <text:p text:style-name="P22">If needed a quick recap on guided apprenticeship.</text:p>
        </text:list-item>
      </text:list>
      <text:p text:style-name="First_20_paragraph">The following sections follow a formula; description, example, interpretation. An analysis section follows.</text:p>
      <text:h text:style-name="Heading_20_4" text:outline-level="4"><text:bookmark-start text:name="direct-task-delegation"/>Direct task delegation<text:bookmark-end text:name="direct-task-delegation"/></text:h>
      <text:p text:style-name="First_20_paragraph">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 analysis (explained in a the methodology chapter) is valuable to shed light on this exchange. It is the indication that the mother is the person who will be responsible for implementing the GDP that the child is tangentially prompting to be implemented.</text:p>
      <text:p text:style-name="P11">Notes to integrate here</text:p>
      <text:p text:style-name="Text_20_body">While the child makes direct delegation they are free to undertake other activities.</text:p>
      <text:list xml:id="list31732824" text:style-name="L19">
        <text:list-item>
          <text:p text:style-name="P23">At certain points in the create stage the parent needs total concentration and is not able to respond effectively to requests of attention.</text:p>
        </text:list-item>
        <text:list-item>
          <text:p text:style-name="P23">At times the parent asked the child to seek help from facilitator.<text:line-break/></text:p>
        </text:list-item>
        <text:list-item>
          <text:p text:style-name="P23">At another time, when the child was bored waiting for parent debugging, she approached the facilitator to ask for help on behalf of the adult without prompting.</text:p>
        </text:list-item>
      </text:list>
      <text:p text:style-name="First_20_paragraph">This activity away from the screen could in some models be seen an non-productive. However, in a community model of learning this can be seen as legitimate peripheral activity <text:reference-mark-start text:name="ZOTERO_ITEM CSL_CITATION {&quot;citationID&quot;:&quot;yyshtqjr&quot;,&quot;properties&quot;:{&quot;formattedCitation&quot;:&quot;(Lave, 1991)&quot;,&quot;plainCitation&quot;:&quot;(Lave, 1991)&quot;,&quot;noteIndex&quot;:0},&quot;citationItems&quot;:[{&quot;id&quot;:218,&quot;uris&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FiHvskq0pi"/>(Lave, 1991)<text:reference-mark-end text:name="ZOTERO_ITEM CSL_CITATION {&quot;citationID&quot;:&quot;yyshtqjr&quot;,&quot;properties&quot;:{&quot;formattedCitation&quot;:&quot;(Lave, 1991)&quot;,&quot;plainCitation&quot;:&quot;(Lave, 1991)&quot;,&quot;noteIndex&quot;:0},&quot;citationItems&quot;:[{&quot;id&quot;:218,&quot;uris&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FiHvskq0pi"/>, or as an observation stage of LOPI model <text:reference-mark-start text:name="ZOTERO_ITEM CSL_CITATION {&quot;citationID&quot;:&quot;prwlykvr&quot;,&quot;properties&quot;:{&quot;formattedCitation&quot;:&quot;(Rogoff, 2014)&quot;,&quot;plainCitation&quot;:&quot;(Rogoff, 2014)&quot;,&quot;noteIndex&quot;:0},&quot;citationItems&quot;:[{&quot;id&quot;:3213,&quot;uris&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7tqFNdiIx2"/>(Rogoff, 2014)<text:reference-mark-end text:name="ZOTERO_ITEM CSL_CITATION {&quot;citationID&quot;:&quot;prwlykvr&quot;,&quot;properties&quot;:{&quot;formattedCitation&quot;:&quot;(Rogoff, 2014)&quot;,&quot;plainCitation&quot;:&quot;(Rogoff, 2014)&quot;,&quot;noteIndex&quot;:0},&quot;citationItems&quot;:[{&quot;id&quot;:3213,&quot;uris&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7tqFNdiIx2"/>.</text:p>
      <text:p text:style-name="Text_20_body">Indeed while this arrangement seems mutually suitable, the possibility for children to not engage in community activities is seen by Rogoff <text:reference-mark-start text:name="ZOTERO_ITEM CSL_CITATION {&quot;citationID&quot;:&quot;huhlfeho&quot;,&quot;properties&quot;:{&quot;formattedCitation&quot;:&quot;(2003; 2016)&quot;,&quot;plainCitation&quot;:&quot;(2003; 2016)&quot;,&quot;noteIndex&quot;:0},&quot;citationItems&quot;:[{&quot;id&quot;:3370,&quot;uris&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EbolhDBUKv"/>(2003; 2016)<text:reference-mark-end text:name="ZOTERO_ITEM CSL_CITATION {&quot;citationID&quot;:&quot;huhlfeho&quot;,&quot;properties&quot;:{&quot;formattedCitation&quot;:&quot;(2003; 2016)&quot;,&quot;plainCitation&quot;:&quot;(2003; 2016)&quot;,&quot;noteIndex&quot;:0},&quot;citationItems&quot;:[{&quot;id&quot;:3370,&quot;uris&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EbolhDBUKv"/> as an important characteristics in participation based models of learning.</text:p>
      <text:h text:style-name="Heading_20_4" text:outline-level="4"><text:bookmark-start text:name="gdps-for-prioritisation-and-more-informal-task-division"/>GDPs for prioritisation and more informal task division<text:bookmark-end text:name="gdps-for-prioritisation-and-more-informal-task-division"/></text:h>
      <text:p text:style-name="First_20_paragraph">The following exchange between participants Fi and Ma shows GDPs being used to organise future activity.</text:p>
      <text:p text:style-name="Preformatted_20_Text">M: I’ve brought the music, and also we could just concentrate on one thing and just change that.</text:p>
      <text:p text:style-name="Preformatted_20_Text">You know, keep working through.</text:p>
      <text:p text:style-name="Preformatted_20_Text">F: Yeah. I think I want to get an enemy in - oh no - my person animated.</text:p>
      <text:p text:style-name="Preformatted_20_Text">M: So you want to get your person animated that’s the main thing.</text:p>
      <text:p text:style-name="Preformatted_20_Text">M: Shall we concentrate on that and changing the platforms into something different?</text:p>
      <text:p text:style-name="Preformatted_20_Text">F: Yeah.</text:p>
      <text:p text:style-name="Preformatted_20_Text">M: Yeah?</text:p>
      <text:p text:style-name="Preformatted_20_Text"><text:soft-page-break/>F: I also want to make a theme tune.</text:p>
      <text:p text:style-name="Preformatted_20_Text">M: Yeah it’s, that’s what I mean, you can’t just skip around like that.</text:p>
      <text:p text:style-name="Preformatted_20_Text">F: hmmm</text:p>
      <text:p text:style-name="Preformatted_20_Text">M: just cos it gets really overwhelming.</text:p>
      <text:p text:style-name="Preformatted_20_Text">M: Yeah..? So…?</text:p>
      <text:p text:style-name="Preformatted_20_Text">Long pause</text:p>
      <text:p text:style-name="Preformatted_20_Text">M: Well I’ll have a look at the code and see if I can make sense of that.</text:p>
      <text:p text:style-name="First_20_paragraph">This example shows the use of the approximate names number of game design patterns by the child adult. These are get the person animated, get an enemy in, changing the platforms into something different, make a theme tune. Patterns and the multiple actions and operations they entail are referred to briefly using short cut names. At this stage of the design some patterns have been imagined and perhaps partly worked on and dis-guarded. This interchange shows a tension between a more chaotic style of working jumping from one goal to another and potential resolution with parental dialogue prioritising work to be done.</text:p>
      <text:p text:style-name="Text_20_body">Mick: Hello Ma: Hi Mick Ma: So we’ve made quite a lot of progress this week. I think the issue we’re having is that Fi’s super excited so we’re kind of jumping form one thing to another and that’s kinda overwhelming me a bit.</text:p>
      <text:p text:style-name="Text_20_body">Father describes previous behaviour as ‘skipping around like that’ or ‘jumping all over the place’ (in the above comment to Mick) as unproductive, but reviewing video data shows a more complex picture. While the father seems keen to prioritise and then complete one pattern, the child takes a more piecemeal approach. Later in the session the father then gets drawn into creating audio assets after observing his son searching for suitable tools. Ironically, it is the father that becomes distracted from his stated task rather than the child.</text:p>
      <text:p text:style-name="Text_20_body">NOTE - THIS DISCUSSION NEEDS MORE DEVELOPMENT 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 Changes to the emerging 3M design to provide such support are explored in the following chapter.</text:p>
      <text:p text:style-name="Text_20_body">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text:p>
      <text:p text:style-name="Text_20_body">Ma has been reading documentation on how to add animation to a character for some time.</text:p>
      <text:p text:style-name="Text_20_body">Ma: Quite complicated. But we can do it. But it would mean a lot of mucking around Fi: Ah Er Ma: Which is difficult to do while we’re here. But it’s doable. Ma: It’s like a project in itself really. Fi: Project in itself? Ma: Yeah! (laughing). I just want to know like. We can get him in. So if I ask about the sizing. Fi: Hmmn Ma: I think you can edit the size here. Fi: Why don’t you go <text:soft-page-break/>here for a computer and you can do that? Ma: Why. What. While you’re doing what? Fi: Um making a sound track or something. I could do something like that. Ma: Ok. Yeah. I’ll see if there’s any more computers in the cupboard.</text:p>
      <text:p text:style-name="Text_20_body">Here, after a blockage, the child suggests continuing with activities to fit his existing skill set of creating assets in non-code / GUI environments. The child appears to make a tactical decision allowing the father to piece things together in the code based program.</text:p>
      <text:p text:style-name="Text_20_body"/>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 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h text:style-name="Heading_20_3" text:outline-level="3"><text:bookmark-start text:name="gdps-motivation-and-sustaining-engagement"/>GDPs motivation and sustaining engagement<text:bookmark-end text:name="gdps-motivation-and-sustaining-engagement"/></text:h>
      <text:list xml:id="list1083617803" text:style-name="L20">
        <text:list-item>
          <text:p text:style-name="P24">these kinds of exists in community in Playtesting - but different for side by side interactions - or are they - discuss</text:p>
        </text:list-item>
        <text:list-item>
          <text:p text:style-name="P24">what is specific about interpersonal interactions</text:p>
        </text:list-item>
        <text:list-item>
          <text:p text:style-name="P24">Example sh and Th - new element K and d - then adding a level</text:p>
        </text:list-item>
        <text:list-item>
          <text:p text:style-name="P24">Other examples needed?</text:p>
        </text:list-item>
      </text:list>
      <text:p text:style-name="First_20_paragraph">The process of adding in a new GDP to the game was often a sustaining activity.</text:p>
      <text:p text:style-name="Text_20_body">The transition from adding one GDP involves playtesting, which then often led to the identification of a next GDP to implement.</text:p>
      <text:h text:style-name="Heading_20_4" text:outline-level="4"><text:bookmark-start text:name="ideation-and-goal-setting"/>Ideation and Goal Setting<text:bookmark-end text:name="ideation-and-goal-setting"/></text:h>
      <text:p text:style-name="First_20_paragraph">The provision of the menu of GDPs saw a rapid increase in speed or decrease in time spend in ideation phase.</text:p>
      <text:p text:style-name="Text_20_body">This was welcome show by Ma’s comment. “It did go on for too long.”</text:p>
      <text:h text:style-name="Heading_20_3" text:outline-level="3"><text:bookmark-start text:name="sustaining-engagement-parental-prompts-aligned-with-ideation-stages"/>Sustaining Engagement: Parental prompts aligned with ideation stages<text:bookmark-end text:name="sustaining-engagement-parental-prompts-aligned-with-ideation-stages"/></text:h>
      <text:p text:style-name="First_20_paragraph">This activity can be examined with an interpersonal focus it is the product of interaction between the pair and the parent highlights the pivot point which facilitates input and greater engagement. Cracking open a new seam of a GDP Key and Door allows for new possibilities.</text:p>
      <text:p text:style-name="Text_20_body">The parent uses this transition as a prompt to stimulate new activity in the child.</text:p>
      <text:p text:style-name="Text_20_body"><text:soft-page-break/>The parent navigates this process skilfully and is able to incorporate the child’s interests.</text:p>
      <text:h text:style-name="Heading_20_4" text:outline-level="4"><text:bookmark-start text:name="example---sh-and-th-from-vignette"/>Example - Sh and Th (from Vignette)<text:bookmark-end text:name="example---sh-and-th-from-vignette"/></text:h>
      <text:p text:style-name="First_20_paragraph">The parent struggles to implement quite ambitious code challenges that she takes on but signals clearly when the process returns to ask / imagine stage. The completion of a coding task<text:line-break/>indicating that she is aware of the greater possibility for effective child input at this stage.</text:p>
      <text:p text:style-name="Text_20_body">In ask/imagine stages parent and child are able discuss storytelling, graphical and other aesthetic choices</text:p>
      <text:h text:style-name="Heading_20_3" text:outline-level="3"><text:bookmark-start text:name="design-and-ideation-prototyping-a-new-gdp-on-paper"/>Design and ideation: Prototyping a new GDP on paper<text:bookmark-end text:name="design-and-ideation-prototyping-a-new-gdp-on-paper"/></text:h>
      <text:p text:style-name="First_20_paragraph">When GDP was completed and participant or pair move to a new phase there is evidence of a reenergising effect. The use of varied tools and practices are a contributing factor to this effect.</text:p>
      <text:p text:style-name="Text_20_body">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p text:style-name="Text_20_body">INSERT CODE EXAMPLE FROM VIGNETTE - TO CLEARLY SHOW GRAPHICAL NATURE OF ARRAY IN CODE</text:p>
      <text:p text:style-name="Text_20_body">The parent uses the graphical representation of design in the code template as a jumping off point to make a connection to home practice of sketching things out in paper. The parent, when faced with a blockage,</text:p>
      <text:p text:style-name="Text_20_body">and the process of turning that into reality on the screen and sharing with others is transformative in terms of energy level and interaction during the course of the session.</text:p>
      <text:p text:style-name="Text_20_body">NOTE - RETURN TO THIS IN ANALYSIS OF TADS -</text:p>
      <text:p text:style-name="Text_20_body">More on role of parent and child to negotiate approaches which maximise engagement / progress / keep flow .</text:p>
      <text:list xml:id="list2601679969" text:style-name="L21">
        <text:list-item>
          <text:p text:style-name="P25">Fi and Ma also discuss the use of paper to clarify initial GDP ideas in interview data.</text:p>
        </text:list-item>
        <text:list-item>
          <text:p text:style-name="P25">Da - invites move to paper but Te happy to work on the screen for immediate feedback. keeping flow going.</text:p>
        </text:list-item>
      </text:list>
      <text:p text:style-name="First_20_paragraph">This pattern completion is mirrored in the work of other pairs.</text:p>
      <text:p text:style-name="Text_20_body">Thus replicating is a kind of participation in an emerging community.</text:p>
      <text:p text:style-name="Text_20_body">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that for some of the home ed families was a familiar practice was something <text:soft-page-break/>that I adopted more broadly after observing the families involved.</text:p>
      <text:h text:style-name="Heading_20_3" text:outline-level="3"><text:bookmark-start text:name="gdps-facilitating-designing-for-others"/>GDPs facilitating designing for others<text:bookmark-end text:name="gdps-facilitating-designing-for-others"/></text:h>
      <text:p text:style-name="First_20_paragraph">As discussed, one interpretation - the one used here - of GDP focus on recognisable behaviour rather than hidden constructs or code patterns. This helps a focus on a noticeable change in game play. something that others will observe and thus help participants to design for others. AS COMPARED TO WHAT? WHAT WOULDN’T BE NOTICEABLE?</text:p>
      <text:p text:style-name="Text_20_body">As explored, Playtesing as a regular practice is another way to shift learners into a perspective designing for others.</text:p>
      <text:p text:style-name="Text_20_body">This was explored from a cultural plane previously but the process also was observed in practices in this study and in relevant reasearch (set up for discussion on this)</text:p>
      <text:p text:style-name="Text_20_body">I found many examples of pair partners and peers nudging others into imagining others user experience to suggest game design alterations of additions.</text:p>
      <text:h text:style-name="Heading_20_4" text:outline-level="4"><text:bookmark-start text:name="vignette-a"/>Vignette A<text:bookmark-end text:name="vignette-a"/></text:h>
      <text:p text:style-name="First_20_paragraph">In the starting vignette of the chapter both Th and Sh imagine the user experience and begin a conflict over it.</text:p>
      <text:p text:style-name="Text_20_body">The parent is keen to keep a sense of game balance to ensure a sense of challenge for the imagined player. “It’s no fun having a game without any hazards to avoid.” The child seems determined to remove all hazards. “It is for me!” the child counters. She may be aware of the implications for game balance but takes pleasure in this destruction of the key challenge of the game as an act of disruptive play (as explored in the previous chapter).</text:p>
      <text:p text:style-name="Text_20_body">This interaction shows the parent guiding the child to imagine the user experience through the use of terms from GDPs. This process is repeated by this parent for other patterns in other interactions. In the vignette for example, Sh shares “Must be quite hard to get through that door.” when Sh places the exit door high above a platform.</text:p>
      <text:p text:style-name="Text_20_body">Th - comments on wanting students to be frustrated when playing it, it’s fun - then the final level being a secret fun experience playing against the norms of platform game design, thus illiciting surprise.</text:p>
      <text:h text:style-name="Heading_20_4" text:outline-level="4"><text:bookmark-start text:name="mi-lack-of-appropriate-challenge"/>Mi? lack of appropriate challenge?<text:bookmark-end text:name="mi-lack-of-appropriate-challenge"/></text:h>
      <text:p text:style-name="First_20_paragraph">Move challenge here?</text:p>
      <text:h text:style-name="Heading_20_3" text:outline-level="3"><text:bookmark-start text:name="gdp-driving-adoption-of-technical-process-and-terminology"/>GDP driving adoption of technical process and terminology<text:bookmark-end text:name="gdp-driving-adoption-of-technical-process-and-terminology"/></text:h>
      <text:p text:style-name="First_20_paragraph">The emergence of terminology and technical processes happens particularly on a pair level. Sometimes very explicitly as a parent explains, facilitates or guides a process, as in the case of Te &amp; Da in apprenticeship above. Sometimes this is more implicity in more casual help interactions.</text:p>
      <text:p text:style-name="Text_20_body">The following examples shows a patchy but evolving use of some of the terminology that has <text:soft-page-break/>been introduced partly by facilitator interventions and partly emerging organically through community iteraction.</text:p>
      <text:p text:style-name="Text_20_body">In the the following interaction between parent Mi and her daughter Ne, the mother wants to export an image from the graphical editing tool and to import this into the game.</text:p>
      <text:p text:style-name="Text_20_body">NOTE - TURN THIS INTO A FULL TRANSCRIPT</text:p>
      <text:p text:style-name="Preformatted_20_Text">Mi - Ne!, Ne! Ne.</text:p>
      <text:p text:style-name="Preformatted_20_Text"/>
      <text:p text:style-name="Preformatted_20_Text">Mi: Do you know how to get it in the game?</text:p>
      <text:p text:style-name="Preformatted_20_Text">Ne: Oh my god!</text:p>
      <text:p text:style-name="Preformatted_20_Text">Mi: Well . First of all save it to the gallery. How do you save it?</text:p>
      <text:p text:style-name="Preformatted_20_Text">Ah there you are. Save it.</text:p>
      <text:p text:style-name="Preformatted_20_Text">Is it saved?</text:p>
      <text:p text:style-name="Preformatted_20_Text">Right now export it.</text:p>
      <text:p text:style-name="Preformatted_20_Text">Ne: Do you even know what export means? <text:s/></text:p>
      <text:p text:style-name="Preformatted_20_Text">Mi: I know what export means!</text:p>
      <text:p text:style-name="Preformatted_20_Text">Ne- Ok then smartie pants.</text:p>
      <text:p text:style-name="Preformatted_20_Text">Mi: Right so I don't want this rocket here. I want the rocket to be the yellow thingie.</text:p>
      <text:p text:style-name="Preformatted_20_Text">Ne – Gold coins.</text:p>
      <text:p text:style-name="Preformatted_20_Text">Mi - Right so, What are you doing? Do you know what you are doing?</text:p>
      <text:p text:style-name="Preformatted_20_Text">I want the aliens to be the hazard, the rockets to be the gold coins and the spaceman to be the character.</text:p>
      <text:p text:style-name="Preformatted_20_Text">Mi: Poop Ping? (alarmed) What are you doing? What's poop ping.</text:p>
      <text:p text:style-name="Preformatted_20_Text">Where's my spaceman?</text:p>
      <text:p text:style-name="Preformatted_20_Text">Ne: Wait! What do you want the aliens as?</text:p>
      <text:p text:style-name="Preformatted_20_Text">Mi: The hazards.</text:p>
      <text:p text:style-name="Preformatted_20_Text">Mi: Yaaay!</text:p>
      <text:p text:style-name="Preformatted_20_Text">Mi: And now the rocket thing as the like you know the good thing - the reward.</text:p>
      <text:p text:style-name="Preformatted_20_Text">Ne: Who wants a rocket for their reward?</text:p>
      <text:p text:style-name="Preformatted_20_Text">Mi: Because if a spaceman gets to a rocket he can get home. But if he doesn't then the aliens get him.</text:p>
      <text:p text:style-name="Preformatted_20_Text">Ne: It's a very violent game.</text:p>
      <text:p text:style-name="Preformatted_20_Text">Mi: What <text:s/>?</text:p>
      <text:p text:style-name="Preformatted_20_Text">Ne: It's a very violent game. <text:s/></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Do you even know what export means?”.</text:p>
      <text:p text:style-name="Text_20_body">In any case this enables a more technical and critical discussion between them. “Who wants a rocket for their reward?” Here the daughter recognises the GDP of reward after used by her mother but questions the aesthetic choice and its appeal to game players.</text:p>
      <text:p text:style-name="Text_20_body">Ne appears reluctant to help at first and when she does she is mostly non-verbal and makes changes quickly in a way that her mother cannot then follow or replicate.</text:p>
      <text:h text:style-name="Heading_20_4" text:outline-level="4"><text:bookmark-start text:name="interpretation-of-data-on-evolving-processes"/>Interpretation of data on evolving processes<text:bookmark-end text:name="interpretation-of-data-on-evolving-processes"/></text:h>
      <text:p text:style-name="First_20_paragraph">The process of explaining this to her parent would be more time consuming. There may also be a power dynamic happening as well with the child enjoying showing proficiency without sharing <text:soft-page-break/>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text:p>
      <text:p text:style-name="P11">Operations, actions and activity</text:p>
      <text:p text:style-name="Text_20_body">Analysing the implementation of GDPs as a unit of activity allow the use of useful concepts to explore the specifics of participant behaviour. In the methodology and design chapter I explored the concept of resolving tensions involved in tool use and interaction with the learning design. In this section I briefly explore the utility of the concepts of activity, actions and operations when applied to implementing GDPs <text:reference-mark-start text:name="ZOTERO_ITEM CSL_CITATION {&quot;citationID&quot;:&quot;jtjhgpgd&quot;,&quot;properties&quot;:{&quot;formattedCitation&quot;:&quot;(Kuutti, 1995)&quot;,&quot;plainCitation&quot;:&quot;(Kuutti, 1995)&quot;,&quot;noteIndex&quot;:0},&quot;citationItems&quot;:[{&quot;id&quot;:114,&quot;uris&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3I9Kcyt1gA"/>(Kuutti, 1995)<text:reference-mark-end text:name="ZOTERO_ITEM CSL_CITATION {&quot;citationID&quot;:&quot;jtjhgpgd&quot;,&quot;properties&quot;:{&quot;formattedCitation&quot;:&quot;(Kuutti, 1995)&quot;,&quot;plainCitation&quot;:&quot;(Kuutti, 1995)&quot;,&quot;noteIndex&quot;:0},&quot;citationItems&quot;:[{&quot;id&quot;:114,&quot;uris&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3I9Kcyt1gA"/>.</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text:reference-mark-start text:name="ZOTERO_ITEM CSL_CITATION {&quot;citationID&quot;:&quot;gutrzqtc&quot;,&quot;properties&quot;:{&quot;formattedCitation&quot;:&quot;(Kuutti, 1995)&quot;,&quot;plainCitation&quot;:&quot;(Kuutti, 1995)&quot;,&quot;noteIndex&quot;:0},&quot;citationItems&quot;:[{&quot;id&quot;:114,&quot;uris&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OamCdZlKsx"/>(Kuutti, 1995)<text:reference-mark-end text:name="ZOTERO_ITEM CSL_CITATION {&quot;citationID&quot;:&quot;gutrzqtc&quot;,&quot;properties&quot;:{&quot;formattedCitation&quot;:&quot;(Kuutti, 1995)&quot;,&quot;plainCitation&quot;:&quot;(Kuutti, 1995)&quot;,&quot;noteIndex&quot;:0},&quot;citationItems&quot;:[{&quot;id&quot;:114,&quot;uris&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OamCdZlKsx"/></text:p>
      <text:p text:style-name="Text_20_body">As previously explored, activity systems can be viewed on different levels of abstraction.</text:p>
      <text:p text:style-name="Text_20_body">As a common example the process of “getting it in the game”.</text:p>
      <text:p text:style-name="Preformatted_20_Text">Mi continues to do solo design using the Piskel graphical too. She encounters a design problem. When erasing a part of the design she gets rid of background colour.</text:p>
      <text:p text:style-name="Preformatted_20_Text">Mi asks for help from partner but receives misleading advice which does not help her progress.</text:p>
      <text:p text:style-name="Preformatted_20_Text"/>
      <text:p text:style-name="Preformatted_20_Text">Mi – Oh no it’s not done that has it?</text:p>
      <text:p text:style-name="Preformatted_20_Text"/>
      <text:p text:style-name="Preformatted_20_Text">Mi calls the name of her child across room with theatrical gesture and loud whisper voice</text:p>
      <text:p text:style-name="Preformatted_20_Text">Mi – “Ne!”</text:p>
      <text:p text:style-name="Preformatted_20_Text">Mi then makes face, wiggles head and shrugs at parent peer. The other parent laughs.</text:p>
      <text:p text:style-name="Preformatted_20_Text"/>
      <text:p text:style-name="Preformatted_20_Text">Ne arrives to help.</text:p>
      <text:p text:style-name="Preformatted_20_Text">Mi – I’m trying to delete them but they turn light grey.</text:p>
      <text:p text:style-name="Preformatted_20_Text">Ne – So you want to get rid of them?</text:p>
      <text:p text:style-name="Preformatted_20_Text">Mi – What are you doing? You have to tell me what you are doing so I can do it myself.</text:p>
      <text:p text:style-name="Preformatted_20_Text">Mi – laughs</text:p>
      <text:p text:style-name="Preformatted_20_Text">Ne – laughs.</text:p>
      <text:p text:style-name="Preformatted_20_Text">Mi – I’ll just have to keep shouting at you if you don’t tell me. <text:s/></text:p>
      <text:p text:style-name="Preformatted_20_Text">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text:soft-page-break/>Mi - How did you do that so quickly? I’ve got to like, carefully... (makes hand gestures to show a sense of hesitant keyboard use)</text:p>
      <text:p text:style-name="Preformatted_20_Text">Parent peer laughs</text:p>
      <text:p text:style-name="Preformatted_20_Text">Ne bounces up in place and smiles broadly.</text:p>
      <text:p text:style-name="Preformatted_20_Text">Mi- Thanks</text:p>
      <text:p text:style-name="Preformatted_20_Text">Mi – So am I like back with the black now? <text:s/></text:p>
      <text:p text:style-name="Preformatted_20_Text">Ne – Yeah but if you want to delete it just press X (which switches between foreground and background colours) and then do it.</text:p>
      <text:p text:style-name="Preformatted_20_Text">Mi – Oh X. Alright Bubs. Thanks.</text:p>
      <text:p text:style-name="First_20_paragraph">Taking a more focused view of the activity here would be implementing a game design pattern - e.g. adding keys and doors pattern in this case. On the level of action, creating a graphical asset of a key and adding this to the level design. The operation would be the exporting the graphical asset as a suitable file format from graphical design tool and uploading it to the code authoring tool.</text:p>
      <text:p text:style-name="Text_20_body">In this example, while the final an operation for some participants it would be a more conscious process, for others it has become second nature. To illustrate this take this interaction between parent Mi and child Ne.</text:p>
      <text:p text:style-name="Text_20_body">In this interaction the parent is focused on completing the action of creating a graphical asset of a hazard as part of the activity of adding the GDP of including a hazard into the game. We can see that the operation of changing pen colours on the graphical tool is one which the child has been able to translate into a effortless process whereas the parent is still consciously building her competency.</text:p>
      <text:p text:style-name="Text_20_body">This interaction underlies the validity of exploring the implementation of GDPs as a unit of activity as it allows for a more detailed and granular exploration of the many actions and operations that comprise each pattern. In the following sections, I draw on such detailed observations of participants in practice to outline how GDPs are used by participants.</text:p>
      <text:h text:style-name="Heading_20_4" text:outline-level="4"><text:bookmark-start text:name="interpretation-of-data-on-designing-for-others"/>Interpretation of data on designing for others<text:bookmark-end text:name="interpretation-of-data-on-designing-for-others"/></text:h>
      <text:p text:style-name="First_20_paragraph">We have explored in the literature review the value of design as a process, to see surrounding world as a designed experience, Latour.</text:p>
      <text:p text:style-name="Text_20_body">Other researchers propose that early (all) stages of ask and imagine are more productive when informed by a realistic sense of what the end user experience is.</text:p>
      <text:p text:style-name="Text_20_body">FIND RESEARCH TO SUPPORT</text:p>
      <text:p text:style-name="Text_20_body">I also propose that the use of GDP as a unit of activity may help the overall process of design for others by providing the FOLLOWING</text:p>
      <text:list xml:id="list182272465" text:style-name="L22">
        <text:list-item>
          <text:p text:style-name="P26">discreet and clear goals which are nested in the wider goal of making an engaging game</text:p>
        </text:list-item>
        <text:list-item>
          <text:p text:style-name="P26">clear terms to use as a lingua-franca during self testing and playtesting.</text:p>
        </text:list-item>
      </text:list>
      <text:h text:style-name="Heading_20_3" text:outline-level="3"><text:bookmark-start text:name="shifts-in-design-practice"/>Shifts in design practice<text:bookmark-end text:name="shifts-in-design-practice"/></text:h>
      <text:p text:style-name="P2">Alternating coding</text:p>
      <text:p text:style-name="Text_20_body">The parent cedes the keyboard and mouse and sometimes swaps chairs to allow child to play test <text:soft-page-break/>the game created.</text:p>
      <text:p text:style-name="Text_20_body">This follows a pattern of X<text:line-break/>NOTE i FEEL THIS IS ALREADY COVERED?</text:p>
      <text:p text:style-name="Text_20_body">cf - similar behaviour?</text:p>
      <text:p text:style-name="P11">Shifting between Facilitator and more active partner</text:p>
      <text:p text:style-name="Text_20_body">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p text:style-name="Text_20_body">Example of Te and Da - 10-15 mins transcribe in more detail.</text:p>
      <text:p text:style-name="Preformatted_20_Text">They thinking of a feature – wrap around like Pac-man</text:p>
      <text:p text:style-name="Preformatted_20_Text">Da – Yeah we can do that. Save that for version 1.1</text:p>
      <text:p text:style-name="Preformatted_20_Text"/>
      <text:p text:style-name="Preformatted_20_Text">Da – what’s the theme</text:p>
      <text:p text:style-name="Preformatted_20_Text">Da – sketch it on paper?</text:p>
      <text:p text:style-name="Preformatted_20_Text">Te – I’m just going with it.</text:p>
      <text:p text:style-name="First_20_paragraph">Changes in GDP are apparent in the emerging game,</text:p>
      <text:p text:style-name="Text_20_body">In the example above where Te and Da are creating a new tilemap for a maze game, Te is able to map existing knowledge of tools and home knowledge of the kid of game he is imagining to rapidly make revisions.</text:p>
      <text:list xml:id="list3844758329" text:style-name="L23">
        <text:list-item>
          <text:p text:style-name="P27">Well suited to build a repeated design practice.</text:p>
        </text:list-item>
        <text:list-item>
          <text:p text:style-name="P27">Especially with starting documents,</text:p>
        </text:list-item>
        <text:list-item>
          <text:p text:style-name="P27">Small changes had big effects.</text:p>
        </text:list-item>
        <text:list-item>
          <text:p text:style-name="P27">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3" text:outline-level="3"><text:bookmark-start text:name="gdps-scaffolding-the-product-revision-process-and-debugging"/>GDPs scaffolding the product revision process and debugging<text:bookmark-end text:name="gdps-scaffolding-the-product-revision-process-and-debugging"/></text:h>
      <text:list xml:id="list954283263" text:style-name="L24">
        <text:list-item>
          <text:p text:style-name="P28">Participants spend much time in the stages of Improve and Test often as a solo effort.</text:p>
        </text:list-item>
        <text:list-item>
          <text:p text:style-name="P28">This process showed a personal appropriation of concepts like game feel / challenge</text:p>
        </text:list-item>
        <text:list-item>
          <text:p text:style-name="P28">When done as a pair GDPs aided communication during the process.</text:p>
        </text:list-item>
      </text:list>
      <text:p text:style-name="P2">Example Sh and Th improving their game</text:p>
      <text:list xml:id="list1602171221" text:style-name="L25">
        <text:list-item>
          <text:p text:style-name="P29">Parent navigates to a particular part of the code for child to alter design</text:p>
        </text:list-item>
        <text:list-item>
          <text:p text:style-name="P29">Child takes on challenge of making smaller changes once the core game mechanic code has been added.</text:p>
        </text:list-item>
      </text:list>
      <text:h text:style-name="Heading_20_4" text:outline-level="4"><text:bookmark-start text:name="sh-and-debugging-as-a-domain-specific-practice"/><text:soft-page-break/>Sh and Debugging as a domain specific practice<text:bookmark-end text:name="sh-and-debugging-as-a-domain-specific-practice"/></text:h>
      <text:p text:style-name="First_20_paragraph">MAKE THIS MORE SPECIFIC - MOVE ANALYSIS LATER - CALL BACK TO IT From video data I identified certain coding practices that were transmitted through interaction with the facilitator that this parent is quick to adopt and use. For example the use of the project documentation website. In addition, the debugging tools which the parent notices the facilitator using in this interaction is used by the parent in later sessions. The process of repeating the process of using the debugging tools and process builds fluidity.</text:p>
      <text:p text:style-name="Text_20_body"><text:span text:style-name="T3">Reflection on debugging:</text:span> The experience of debugging appears to be a particular practice evoking certain feelings. frustration and elation See kinds of errors ??</text:p>
      <text:h text:style-name="Heading_20_4" text:outline-level="4"><text:bookmark-start text:name="building-fluidity-on-process."/>Building fluidity on process.<text:bookmark-end text:name="building-fluidity-on-process."/></text:h>
      <text:p text:style-name="First_20_paragraph">The use of these tools and processes are introduced to solve a particular problem in implementing one GDP. As per debugging. However the same process is uses to solve issues that crop up while implementing other patterns. Throughout the recordings, the parent shows an evolution of problem solving knowledge and processes in relation to coding through their independent work.</text:p>
      <text:h text:style-name="Heading_20_2" text:outline-level="2"><text:bookmark-start text:name="gdps-and-the-personal-plane"/>GDPs and the personal plane<text:bookmark-end text:name="gdps-and-the-personal-plane"/></text:h>
      <text:p text:style-name="First_20_paragraph">QUICK SUMMARY In this section the processes of personal appropriation of experience and knowledge emerging from game making are examined closely in relation to participants experience of GDPs.</text:p>
      <text:list xml:id="list1469619420" text:style-name="L26">
        <text:list-item>
          <text:p text:style-name="P30">quick summary of Rogoff’s take on participatory appropriation compared to a transmission model of knowledge &amp; that participants re-contribute their experience of knowledge beck into the social mix</text:p>
        </text:list-item>
        <text:list-item>
          <text:p text:style-name="P30">Note on why this section is less important in this research, the expression of personal knowledge back into a community context is covered in part above.</text:p>
        </text:list-item>
        <text:list-item>
          <text:p text:style-name="P30">Example of mutuality - GDPs used in this research program were mutually created based on feedback from participants</text:p>
        </text:list-item>
        <text:list-item>
          <text:p text:style-name="P30">While there is a curricular value attached to CT concepts &amp; to some extent design practices, in this context participants can create their own understandings of what is useful to them.</text:p>
        </text:list-item>
        <text:list-item>
          <text:p text:style-name="P30">While the practices them selves are valid without expressions of underlying concepts, these are surfaced especially in peer problem solving (beyond Guided participation ) and in feedback in playtesting.</text:p>
        </text:list-item>
      </text:list>
      <text:p text:style-name="First_20_paragraph">Question, rather than a focus on concepts of personal / transferable knowledge, how much of this section focuses on appropriation of practices.</text:p>
      <text:p text:style-name="Text_20_body">Situation</text:p>
      <text:p text:style-name="Text_20_body">The concept of participatory appropriation refers to how individuals change through their involvement in one or another activity, in the process becoming prepared for subsequent involvement in related activities. With guided participation as the interpersonal process through which people are involved in sociocultural activity, participatory appropriation is the personal process by which, through engagement in an activity, individuals change and handle a later <text:soft-page-break/>situation in ways prepared by their own participation in the previous situation. This is a process of becoming, rather than acquisition, as I argue later. <text:reference-mark-start text:name="ZOTERO_ITEM CSL_CITATION {&quot;citationID&quot;:&quot;ezfxdzbw&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tOMxg3beVu"/>(Rogoff, 1995)<text:reference-mark-end text:name="ZOTERO_ITEM CSL_CITATION {&quot;citationID&quot;:&quot;ezfxdzbw&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tOMxg3beVu"/></text:p>
      <text:h text:style-name="Heading_20_3" text:outline-level="3"><text:bookmark-start text:name="gdp-as-a-way-to-surface-computational-thinking-and-systems-concepts"/>GDP as a way to surface Computational Thinking and Systems Concepts<text:bookmark-end text:name="gdp-as-a-way-to-surface-computational-thinking-and-systems-concepts"/></text:h>
      <text:list xml:id="list4127464894" text:style-name="L27">
        <text:list-item>
          <text:p text:style-name="P31">CT concepts in a more concrete and abstract form arise especially in interactions with facilitator</text:p>
        </text:list-item>
        <text:list-item>
          <text:p text:style-name="P31">Driven by integration with curriculum based learning settings to devise a map - similar to drive of Bevan and colleagues to justify learning happening in science-focused tinkering exhibits in museums <text:reference-mark-start text:name="ZOTERO_ITEM CSL_CITATION {&quot;citationID&quot;:&quot;oplrcnth&quot;,&quot;properties&quot;:{&quot;formattedCitation&quot;:&quot;(2013; 2015)&quot;,&quot;plainCitation&quot;:&quot;(2013; 2015)&quot;,&quot;noteIndex&quot;:0},&quot;citationItems&quot;:[{&quot;id&quot;:1904,&quot;uris&quot;:[&quot;http://zotero.org/users/1913249/items/AKPP78D8&quot;],&quot;itemData&quot;:{&quot;id&quot;:1904,&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volume&quot;:&quot;99&quot;,&quot;author&quot;:[{&quot;family&quot;:&quot;Bevan&quot;,&quot;given&quot;:&quot;Bronwyn&quot;},{&quot;family&quot;:&quot;Gutwill&quot;,&quot;given&quot;:&quot;Joshua P.&quot;},{&quot;family&quot;:&quot;Petrich&quot;,&quot;given&quot;:&quot;Mike&quot;},{&quot;family&quot;:&quot;Wilkinson&quot;,&quot;given&quot;:&quot;Karen&quot;}],&quot;issued&quot;:{&quot;date-parts&quot;:[[&quot;2015&quot;,1]]},&quot;citation-key&quot;:&quot;bevan_learning_2015&quot;},&quot;suppress-author&quot;:true,&quot;prefix&quot;:&quot;&quot;,&quot;suffix&quot;:&quot;&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hPhvFJ6taT"/>(2013; 2015)<text:reference-mark-end text:name="ZOTERO_ITEM CSL_CITATION {&quot;citationID&quot;:&quot;oplrcnth&quot;,&quot;properties&quot;:{&quot;formattedCitation&quot;:&quot;(2013; 2015)&quot;,&quot;plainCitation&quot;:&quot;(2013; 2015)&quot;,&quot;noteIndex&quot;:0},&quot;citationItems&quot;:[{&quot;id&quot;:1904,&quot;uris&quot;:[&quot;http://zotero.org/users/1913249/items/AKPP78D8&quot;],&quot;itemData&quot;:{&quot;id&quot;:1904,&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volume&quot;:&quot;99&quot;,&quot;author&quot;:[{&quot;family&quot;:&quot;Bevan&quot;,&quot;given&quot;:&quot;Bronwyn&quot;},{&quot;family&quot;:&quot;Gutwill&quot;,&quot;given&quot;:&quot;Joshua P.&quot;},{&quot;family&quot;:&quot;Petrich&quot;,&quot;given&quot;:&quot;Mike&quot;},{&quot;family&quot;:&quot;Wilkinson&quot;,&quot;given&quot;:&quot;Karen&quot;}],&quot;issued&quot;:{&quot;date-parts&quot;:[[&quot;2015&quot;,1]]},&quot;citation-key&quot;:&quot;bevan_learning_2015&quot;},&quot;suppress-author&quot;:true,&quot;prefix&quot;:&quot;&quot;,&quot;suffix&quot;:&quot;&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hPhvFJ6taT"/></text:p>
        </text:list-item>
      </text:list>
      <text:h text:style-name="Heading_20_4" text:outline-level="4"><text:bookmark-start text:name="cts-emerging-in-the-wild."/>CTs emerging in the wild.<text:bookmark-end text:name="cts-emerging-in-the-wild."/></text:h>
      <text:p text:style-name="First_20_paragraph">There are several examples of CT arising in the wild without being explicitly taught. Here the focus is on Wing’s narrower take rather than including general practices.</text:p>
      <text:h text:style-name="Heading_20_4" text:outline-level="4"><text:bookmark-start text:name="decomposition."/>Decomposition.<text:bookmark-end text:name="decomposition."/></text:h>
      <text:p text:style-name="First_20_paragraph">in 2019-05-08-te-da - Da the parent suggests revisions to the agreed overall goal which break a larger problems into more manageable steps. It can be legitimately questioned if this is a specialist skill rather than general good creative practice.</text:p>
      <text:h text:style-name="Heading_20_4" text:outline-level="4"><text:bookmark-start text:name="abstraction"/>Abstraction<text:bookmark-end text:name="abstraction"/></text:h>
      <text:p text:style-name="First_20_paragraph">This concept can be concretely taught using the code structure of functions -</text:p>
      <text:p text:style-name="Text_20_body">There is scope for doing this. In my journal notes and notes following interactions I notice when there is a call for a new function.</text:p>
      <text:h text:style-name="Heading_20_4" text:outline-level="4"><text:bookmark-start text:name="generalisation-pattern-recognition"/>Generalisation / Pattern recognition<text:bookmark-end text:name="generalisation-pattern-recognition"/></text:h>
      <text:p text:style-name="First_20_paragraph">Present in the work of Te to find patterns and to duplicate them in different situations. 2019-05-08-te - With prompting from parent the child is able to recognise, duplicate and alter the update code for accepting left and right key input to change character x-axis velocity. After update and test iterations they change this to up and down key input to update y-axis velocity.<text:line-break/>NOTE - Ideally find another example of a child doing this.</text:p>
      <text:p text:style-name="Text_20_body">The 3M approach lends itself well to exploring pattern recognition as patterns are readily available to participants in starting code and the extra patches that are added.</text:p>
      <text:p text:style-name="Text_20_body">Also the knowledge of the GDP helps ability to recognise patterns in the code. Left / right -&gt; Up / Down</text:p>
      <text:h text:style-name="Heading_20_4" text:outline-level="4"><text:bookmark-start text:name="sequencing-algorithms."/>Sequencing / Algorithms.<text:bookmark-end text:name="sequencing-algorithms."/></text:h>
      <text:p text:style-name="First_20_paragraph">Sequencing and writing algorithms is one of the most common CT principles explored in research. INCLUDE CITATION.</text:p>
      <text:p text:style-name="Text_20_body">This is a relative weak point in comparison to from first principles approach.</text:p>
      <text:p text:style-name="Text_20_body"><text:soft-page-break/>However the process of patching into different areas of the code and creating functions does address this.</text:p>
      <text:p text:style-name="Text_20_body">The following transcript of Sh’s interaction with myself shows that the process of copying patterns in the template code and patching in new lines from the supporting documentation gives ample opportunity for sequencing mistakes to be made. The process of working with students on their existing code is valuable to explain why and how the order of lines of code and when functions are called.</text:p>
      <text:p text:style-name="Text_20_body">The comparison raises a potential discussion point on what the practical value of this CT concept is.</text:p>
      <text:h text:style-name="Heading_20_3" text:outline-level="3"><text:bookmark-start text:name="commentary-of-ct-in-the-3m-model-in-particular"/>Commentary of CT in the 3M model in particular<text:bookmark-end text:name="commentary-of-ct-in-the-3m-model-in-particular"/></text:h>
      <text:p text:style-name="First_20_paragraph">More discussion on the practical value of CT concepts</text:p>
      <text:h text:style-name="Heading_20_3" text:outline-level="3"><text:bookmark-start text:name="use-of-gdp-when-demonstrating-understandings-in-community-activity"/>Use of GDP when demonstrating understandings in community activity<text:bookmark-end text:name="use-of-gdp-when-demonstrating-understandings-in-community-activity"/></text:h>
      <text:h text:style-name="Heading_20_4" text:outline-level="4"><text:bookmark-start text:name="evolution-of-practices"/>Evolution of practices?<text:bookmark-end text:name="evolution-of-practices"/></text:h>
      <text:p text:style-name="P2">Contributing back to Community</text:p>
      <text:p text:style-name="Text_20_body">In a previous section we examined GDPs used to build emerging community activity.</text:p>
      <text:p text:style-name="Text_20_body">Here I focus on the demonstration of individuals of the growth in use of practices &amp; concepts.</text:p>
      <text:p text:style-name="Text_20_body">Use of GDPs are used to;</text:p>
      <text:list xml:id="list4060253948" text:style-name="L28">
        <text:list-item>
          <text:p text:style-name="P32">increase effectiveness and confidence in communication surrounding articulation of characteristics of their and others game</text:p>
        </text:list-item>
        <text:list-item>
          <text:p text:style-name="P32">participate by asking for peer help using shared terms (see Mi below)</text:p>
        </text:list-item>
      </text:list>
      <text:h text:style-name="Heading_20_4" text:outline-level="4"><text:bookmark-start text:name="evolution-of-language-and-use-of-terms-compared-to-processes"/>Evolution of language and use of terms? (compared to processes)<text:bookmark-end text:name="evolution-of-language-and-use-of-terms-compared-to-processes"/></text:h>
      <text:p text:style-name="P2">Example - 2019-03-18 - Sh &amp; Th in the same session as Vignette A.</text:p>
      <text:p text:style-name="Text_20_body">We can contrast Th’s general lack of confidence in coding and other peer activities (where she remains on the periphery) with her strong ability to share back progress and decisions during the end of session playtesting.</text:p>
      <text:p text:style-name="Text_20_body">using language afforded by GDPs?</text:p>
      <text:p text:style-name="Text_20_body">HERE INCLUDE excerpt - 1.05 - Looking for Th using GDP language - as well ask drawing on other home interests. FIND THIS EXCERPT</text:p>
      <text:p text:style-name="Text_20_body">In the language of double stimulation, a tension of relative inactivity at times is overcome by invitation to play test and resulting interaction.</text:p>
      <text:p text:style-name="Text_20_body">In AT the change of activity is a shift in scope of activity system. To a wider objective of making <text:soft-page-break/>an engaging game.</text:p>
      <text:p text:style-name="Text_20_body">Different AT scopes allow for different use of volitional TADS.</text:p>
      <text:p text:style-name="Text_20_body"><text:span text:style-name="T3">Discussion</text:span> The process of being able to map the demonstrations of development of understanding has value for practitioners. See Bevan et al learning dimensions framework.</text:p>
      <text:p text:style-name="P11">On affordances and anchors - swinging on gargoyles</text:p>
      <text:p text:style-name="P38">Affordances have been misused, assigned magical properties, including agency of themselves. However, affordances are originally conceived of as part of activity, not separated from it. <text:reference-mark-start text:name="ZOTERO_ITEM CSL_CITATION {&quot;citationID&quot;:&quot;vztxzrme&quot;,&quot;properties&quot;:{&quot;formattedCitation&quot;:&quot;(B\\\\a erentsen and Trettvik, 2002)&quot;,&quot;plainCitation&quot;:&quot;(B\\a erentsen and Trettvik, 2002)&quot;,&quot;noteIndex&quot;:0},&quot;citationItems&quot;:[{&quot;id&quot;:3142,&quot;uris&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2M3FnRviiC"/><text:span text:style-name="T8">(B\a erentsen and Trettvik, 2002)</text:span><text:reference-mark-end text:name="ZOTERO_ITEM CSL_CITATION {&quot;citationID&quot;:&quot;vztxzrme&quot;,&quot;properties&quot;:{&quot;formattedCitation&quot;:&quot;(B\\\\a erentsen and Trettvik, 2002)&quot;,&quot;plainCitation&quot;:&quot;(B\\a erentsen and Trettvik, 2002)&quot;,&quot;noteIndex&quot;:0},&quot;citationItems&quot;:[{&quot;id&quot;:3142,&quot;uris&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2M3FnRviiC"/> Give example?</text:p>
      <text:p text:style-name="Text_20_body">Then can be viewed together with the anchor metaphor as a catching point. Or to use a similar metaphor as a gargoyles for spiderman to shoot his webspinners at so he can swing from them. <text:reference-mark-start text:name="ZOTERO_ITEM CSL_CITATION {&quot;citationID&quot;:&quot;gbqfqnzh&quot;,&quot;properties&quot;:{&quot;formattedCitation&quot;:&quot;(Hopwood, 2022)&quot;,&quot;plainCitation&quot;:&quot;(Hopwood, 2022)&quot;,&quot;noteIndex&quot;:0},&quot;citationItems&quot;:[{&quot;id&quot;:8898,&quot;uris&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jPIB0Zm8wv"/>(Hopwood, 2022)<text:reference-mark-end text:name="ZOTERO_ITEM CSL_CITATION {&quot;citationID&quot;:&quot;gbqfqnzh&quot;,&quot;properties&quot;:{&quot;formattedCitation&quot;:&quot;(Hopwood, 2022)&quot;,&quot;plainCitation&quot;:&quot;(Hopwood, 2022)&quot;,&quot;noteIndex&quot;:0},&quot;citationItems&quot;:[{&quot;id&quot;:8898,&quot;uris&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jPIB0Zm8wv"/>.</text:p>
      <text:h text:style-name="Heading_20_4" text:outline-level="4"><text:bookmark-start text:name="developing-a-language-for-the-intangible---evolving-concepts-of-game-challenge-and-game-feel---perhaps-move-to-last-section-personal"/>Developing a language for the intangible - Evolving concepts of Game Challenge and Game Feel - PERHAPS MOVE TO LAST SECTION / PERSONAL<text:bookmark-end text:name="developing-a-language-for-the-intangible---evolving-concepts-of-game-challenge-and-game-feel---perhaps-move-to-last-section-personal"/></text:h>
      <text:p text:style-name="First_20_paragraph">The discussion of game challenge, specifically comment about how ‘hard’ participant games 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2">game feel</text:span> has varied interpretation but is generally framed as the responsiveness and feeling of control over the main character during the core movement of the game. In this case, it effects the ability of players to move between platforms and avoid enemies.</text:p>
      <text:p text:style-name="Text_20_body">In this design the jump mechanic is determined by the use of variables controlling gravity, jump velocity and movement velocity. The importance of these variables to is was behind the design decision to place these variable right at the top of the code and to rename them with player centric names rather than mathematical terms like velocity and acceleration.<text:line-break/></text:p>
      <text:p text:style-name="Text_20_body">The regular playtesting of games allowed participants to give each other feedback regularly and game feel was one of the aspects that young people in particular to gave frequent and valid feedback on.</text:p>
      <text:h text:style-name="Heading_20_4" text:outline-level="4"><text:bookmark-start text:name="use-of-evolving-language-in-informal-feedback-to-direct-modification-of-games"/>Use of evolving language in informal feedback to direct modification of games<text:bookmark-end text:name="use-of-evolving-language-in-informal-feedback-to-direct-modification-of-games"/></text:h>
      <text:p text:style-name="First_20_paragraph">Parent Mi had been focused mostly on completing asset design. She had been made aware by her daughter Ne about the relevant game variables. She had also asked for advice but Ne gave none leaving Mi to note “She’s left me to my own devices.” Player jump (y) velocity was set very high but left right (x) velocity was slow. This created a very frustrating game feel. The following is a compilation of feedback comments or reactions over a 15 minute time period.</text:p>
      <text:p text:style-name="Preformatted_20_Text">Mi: (Talking to self) No! It's so hard that. (referring to a particular jump in her game.)</text:p>
      <text:p text:style-name="Preformatted_20_Text">Mick: How are you getting on Mi? It's looking good.</text:p>
      <text:p text:style-name="Preformatted_20_Text">Mick: (Noting frustrated air of Mi) Have you made it to hard.</text:p>
      <text:p text:style-name="Preformatted_20_Text"><text:soft-page-break/>Mi: I don't know. Can you jump from here to here with this.. this.. him? (point to main character)</text:p>
      <text:p text:style-name="Preformatted_20_Text">Mick: So it look like you bump your head and fall down.</text:p>
      <text:p text:style-name="Preformatted_20_Text">Mick: One bit of friendly feedback that I would give you is that it's taking a long time to move left and right. And that is something that you can change if you want to.</text:p>
      <text:p text:style-name="Preformatted_20_Text">Mi: Oh right yeah.</text:p>
      <text:p text:style-name="Preformatted_20_Text">Mick: Yeah.</text:p>
      <text:p text:style-name="Preformatted_20_Text">Mi: Yeah, actually that's a good idea.</text:p>
      <text:p text:style-name="Preformatted_20_Text">Mick: If you think about average games. Your average jump time would be about one second in the air. So that can be a bit of guide sometimes. <text:s/></text:p>
      <text:p text:style-name="First_20_paragraph">I share direct feedback about the frustratingly slow movement time and an indirect feedback on the high velocity jump value. I use quite indirect language when giving feedback and while I reference Mi’s frustration rather than giving direct feedback.</text:p>
      <text:p text:style-name="Text_20_body">Ch likes the look of the game and begins with that as a comment.</text:p>
      <text:p text:style-name="Preformatted_20_Text">Ch: That looks nice (referring to the graphical look of the game)</text:p>
      <text:p text:style-name="Preformatted_20_Text">Mi invites Ch to play as she can't progress due to the difficult game controls.</text:p>
      <text:p text:style-name="Preformatted_20_Text"/>
      <text:p text:style-name="Preformatted_20_Text">Ch: It jumps super high but so slow <text:s/></text:p>
      <text:p text:style-name="Preformatted_20_Text">Pause.</text:p>
      <text:p text:style-name="Preformatted_20_Text">Mi: He has to go slow because he's an astronaut, you see. <text:s text:c="3"/></text:p>
      <text:p text:style-name="Preformatted_20_Text"/>
      <text:p text:style-name="Preformatted_20_Text">Ch: It's hard.</text:p>
      <text:p text:style-name="Preformatted_20_Text">Ch then leaves</text:p>
      <text:p text:style-name="Preformatted_20_Text"/>
      <text:p text:style-name="Preformatted_20_Text">Mi: (to peer parent with proud tone.) It's hard. Wow.</text:p>
      <text:p text:style-name="First_20_paragraph">Fi comes to play the game</text:p>
      <text:p text:style-name="Preformatted_20_Text">Fi: How much jump speed to you have?</text:p>
      <text:p text:style-name="Preformatted_20_Text">Fi: Your jump speed is massive.</text:p>
      <text:p text:style-name="First_20_paragraph">EXTEND CONTINUES TO TALK ABOUT CROPPING IMAGE ANOTHER COMMUNITY PRACTICE</text:p>
      <text:p text:style-name="Text_20_body">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 As a caveat, it is hard to be clear about the motives or decisions of Mi in this situation.</text:p>
      <text:p text:style-name="P11">Organically evolving norming practices being fed back to the community</text:p>
      <text:p text:style-name="Text_20_body">Other children come and play the game but only for less than a minute before leaving. While their feedback is non verbal the very short length of time that some of them spend is noteatble. While I haven’t done the calculations the effect is clear. After the last one leaves Mi comments “It’s so frustrating.”</text:p>
      <text:p text:style-name="Text_20_body">In these interactions we can see a consistent message coming from peers in the playtesting process. They praise the look of the game but offer constructive feedback to help improve the <text:soft-page-break/>GDP of jumping. The same message is delivered in a variety of ways, above we can see feedback from Mick trying to bridge a technical and conversational approach, direct feedback of the personal challenge level and an interpretation of the cause from Ch and then a more specifically technical explanation with an offer of help made in return, perhaps as a gesture of no hard feelings after the critique of the game (my speculation).</text:p>
      <text:p text:style-name="Text_20_body">The emergence of a community norm comes from the personal experiences of the participants.</text:p>
      <text:p text:style-name="Text_20_body">This indirect comments aimed to direct direction of design mirrors some of the informal norming behaviours that are less directive seen in the work of Rogoff and colleagues [find work]. ( NOTE EXPLORE THIS PREVIOUSLY?)</text:p>
      <text:h text:style-name="Heading_20_4" text:outline-level="4"><text:bookmark-start text:name="other-examples-of-emerging-concepts-practices"/>Other examples of emerging concepts / practices<text:bookmark-end text:name="other-examples-of-emerging-concepts-practices"/></text:h>
      <text:p text:style-name="First_20_paragraph">These kind of feedback were present in many exchanges during directed playtesting and during pair interactions.</text:p>
      <text:p text:style-name="Text_20_body">For example the emergence of the concept of safe zone in the game of Ch and Pa - The concept of a safe zone arrives as a direct result of after adding a moving enemies GDP, the extensive use of that pattern dominates the game challenge to such an extent that it is essential for players to quicky identify and use ‘safe zones’.</text:p>
      <text:h text:style-name="Heading_20_4" text:outline-level="4"><text:bookmark-start text:name="fluidity-of-practice"/>Fluidity of practice<text:bookmark-end text:name="fluidity-of-practice"/></text:h>
      <text:p text:style-name="First_20_paragraph">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4" text:outline-level="4"><text:bookmark-start text:name="intepretation-discussion-of-personal-practices-concepts"/>Intepretation / discussion of personal practices / concepts<text:bookmark-end text:name="intepretation-discussion-of-personal-practices-concepts"/></text:h>
      <text:p text:style-name="First_20_paragraph">When pairs or individuals return from playtesting to pair design work they share comments and the are guided in future design decisions by their interaction with the games of others.</text:p>
      <text:p text:style-name="Text_20_body">The process of playtesting other games allows participants to share their on emerging interpretations of game making concepts like game feel and challenge without being directly taught. Further, the community sense of what is appropriate of fun evolves as mutually and therefore cannot be taught explicitly.</text:p>
      <text:h text:style-name="Heading_20_2" text:outline-level="2"><text:bookmark-start text:name="additional-chapter-discussion"/>Additional Chapter Discussion<text:bookmark-end text:name="additional-chapter-discussion"/></text:h>
      <text:p text:style-name="First_20_paragraph">NOTE - in transition the element which show development of understanding via participatory appropriation can be highlighted. BUT how much of this is for another chapter? I NEED TO PRIORITISE.</text:p>
      <text:p text:style-name="Text_20_body"><text:soft-page-break/>The following observations are primarily focused on implications for practitioners. A deeper exploration of other concepts may suit another chapter looking at synthesing observations in relation to broader research. In this draft the focus is included in each sub-title.</text:p>
      <text:h text:style-name="Heading_20_4" text:outline-level="4"><text:bookmark-start text:name="use-of-restricted-set-of-collated-gdp-patterns"/>Use of restricted set of collated GDP patterns<text:bookmark-end text:name="use-of-restricted-set-of-collated-gdp-patterns"/></text:h>
      <text:p text:style-name="First_20_paragraph">This section;</text:p>
      <text:list xml:id="list3102518714" text:style-name="L29">
        <text:list-item>
          <text:p text:style-name="P33">outlines the advantages to using a restricted set of collaged GDPs which participants cover step by step.</text:p>
        </text:list-item>
        <text:list-item>
          <text:p text:style-name="P33">compares again to instructional tutorials (previously explored in methods chapter)AND to the process of working on a sprawling problem which seems unmanagable - but which in with participants have to work with facilitators in depth to overcome issues to preserve a totally learner-driven approach (as per first iteration)</text:p>
        </text:list-item>
      </text:list>
      <text:p text:style-name="First_20_paragraph">Example materials / examples include;</text:p>
      <text:list xml:id="list2266880231" text:style-name="L30">
        <text:list-item>
          <text:p text:style-name="P34">Te and Da’s decision to explore a different starting point and add uncharded GDPs like following enemies.</text:p>
        </text:list-item>
        <text:list-item>
          <text:p text:style-name="P34">The reduced list of GDPs in a framework in Eriksson’s intervention <text:reference-mark-start text:name="ZOTERO_ITEM CSL_CITATION {&quot;citationID&quot;:&quot;aipvgrmm&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BiEnqBK73e"/>(2019)<text:reference-mark-end text:name="ZOTERO_ITEM CSL_CITATION {&quot;citationID&quot;:&quot;aipvgrmm&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BiEnqBK73e"/>, to suit a younger audience / restricted time frame</text:p>
        </text:list-item>
        <text:list-item>
          <text:p text:style-name="P34">One to one instruction to explain concepts and allow freedom of choice is ideal but unrealistic in classrooms.</text:p>
        </text:list-item>
      </text:list>
      <text:h text:style-name="Heading_20_3" text:outline-level="3"><text:bookmark-start text:name="design-patterns-as-a-middle-level-construct-to-open-door-to-more-concrete-and-abstract-wider-focus"/>Design patterns as a “middle level” construct to open door to more concrete and abstract (Wider focus)<text:bookmark-end text:name="design-patterns-as-a-middle-level-construct-to-open-door-to-more-concrete-and-abstract-wider-focus"/></text:h>
      <text:p text:style-name="First_20_paragraph">In the introduction of this thesis I highlighted some of the challenges for inclusivity and motivation of more abstract approaches including a prescriptive approach to Computational Thinking. We have seen how Papert and Turkle celebration of diversity in approaches and in particular concrete coding approaches has influenced the design of popular educational programming software. In this chapter we have encounter examples of the use of GDP as a concrete and relatable construct that facilitates communication, engagement, planning and division of labour. Then enactment of GDP emerged from this exploratory design to be the key unit of activity.</text:p>
      <text:p text:style-name="Text_20_body">THE FOLLOWING NEEDS RESTRUCTURING AND DISCUSSION</text:p>
      <text:p text:style-name="Text_20_body">In teaching computing pedagogy the concepts of levels of abstraction is explored in some depth with an aim of <text:reference-mark-start text:name="ZOTERO_ITEM CSL_CITATION {&quot;citationID&quot;:&quot;epqsitfx&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dgVcJ52tNN"/>(Statter and Armoni, 2016; Waite et al., 2016, 2018a)<text:reference-mark-end text:name="ZOTERO_ITEM CSL_CITATION {&quot;citationID&quot;:&quot;epqsitfx&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dgVcJ52tNN"/>.</text:p>
      <text:p text:style-name="Text_20_body">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joprhuhi&quot;,&quot;properties&quot;:{&quot;formattedCitation&quot;:&quot;(Waite et al., 2018b)&quot;,&quot;plainCitation&quot;:&quot;(Waite et al., 2018b)&quot;,&quot;noteIndex&quot;:0},&quot;citationItems&quot;:[{&quot;id&quot;:2973,&quot;uris&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4t2GmvL5GL"/>(Waite et al., 2018b)<text:reference-mark-end text:name="ZOTERO_ITEM CSL_CITATION {&quot;citationID&quot;:&quot;joprhuhi&quot;,&quot;properties&quot;:{&quot;formattedCitation&quot;:&quot;(Waite et al., 2018b)&quot;,&quot;plainCitation&quot;:&quot;(Waite et al., 2018b)&quot;,&quot;noteIndex&quot;:0},&quot;citationItems&quot;:[{&quot;id&quot;:2973,&quot;uris&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4t2GmvL5GL"/> </text:p>
      <text:p text:style-name="Text_20_body">In professional coding programmes design patterns, particularly in object-oriented approaches, are seen as a useful middle ground between abstract CT concepts and more concrete techniques <text:reference-mark-start text:name="ZOTERO_ITEM CSL_CITATION {&quot;citationID&quot;:&quot;sdrjuyxw&quot;,&quot;properties&quot;:{&quot;formattedCitation&quot;:&quot;(Dearden and Finlay, 2006)&quot;,&quot;plainCitation&quot;:&quot;(Dearden and Finlay, 2006)&quot;,&quot;noteIndex&quot;:0},&quot;citationItems&quot;:[{&quot;id&quot;:48,&quot;uris&quot;:[&quot;http://zotero.org/users/1913249/items/6SGNVNII&quot;],&quot;itemData&quot;:{&quot;id&quot;:48,&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volume&quot;:&quot;21&quot;,&quot;author&quot;:[{&quot;family&quot;:&quot;Dearden&quot;,&quot;given&quot;:&quot;Andy&quot;},{&quot;family&quot;:&quot;Finlay&quot;,&quot;given&quot;:&quot;Janet&quot;}],&quot;issued&quot;:{&quot;date-parts&quot;:[[&quot;2006&quot;,3]]},&quot;citation-key&quot;:&quot;dearden_pattern_2006&quot;},&quot;prefix&quot;:&quot;&quot;,&quot;suffix&quot;:&quot;&quot;}],&quot;schema&quot;:&quot;https://github.com/citation-style-language/schema/raw/master/csl-citation.json&quot;} RNDeLVvTuuqcx"/>(Dearden and Finlay, 2006)<text:reference-mark-end text:name="ZOTERO_ITEM CSL_CITATION {&quot;citationID&quot;:&quot;sdrjuyxw&quot;,&quot;properties&quot;:{&quot;formattedCitation&quot;:&quot;(Dearden and Finlay, 2006)&quot;,&quot;plainCitation&quot;:&quot;(Dearden and Finlay, 2006)&quot;,&quot;noteIndex&quot;:0},&quot;citationItems&quot;:[{&quot;id&quot;:48,&quot;uris&quot;:[&quot;http://zotero.org/users/1913249/items/6SGNVNII&quot;],&quot;itemData&quot;:{&quot;id&quot;:48,&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volume&quot;:&quot;21&quot;,&quot;author&quot;:[{&quot;family&quot;:&quot;Dearden&quot;,&quot;given&quot;:&quot;Andy&quot;},{&quot;family&quot;:&quot;Finlay&quot;,&quot;given&quot;:&quot;Janet&quot;}],&quot;issued&quot;:{&quot;date-parts&quot;:[[&quot;2006&quot;,3]]},&quot;citation-key&quot;:&quot;dearden_pattern_2006&quot;},&quot;prefix&quot;:&quot;&quot;,&quot;suffix&quot;:&quot;&quot;}],&quot;schema&quot;:&quot;https://github.com/citation-style-language/schema/raw/master/csl-citation.json&quot;} RNDeLVvTuuqcx"/>. The idea of middle level construct is also present in the research of eriksson and colleagues using GDP to collaboratively design games with young people. <text:reference-mark-start text:name="ZOTERO_ITEM CSL_CITATION {&quot;citationID&quot;:&quot;hwmmwmhe&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UbMKMf01Sz"/>(2019)<text:reference-mark-end text:name="ZOTERO_ITEM CSL_CITATION {&quot;citationID&quot;:&quot;hwmmwmhe&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UbMKMf01Sz"/></text:p>
      <text:p text:style-name="Text_20_body"><text:soft-page-break/>The concept of levels abstraction can also be applied to our analysis of the game making practices with AT concepts. - most abstract - Activity - making an engaging game - most abstract - Action - choosing a GDP - most concrete - Operation - enacting in code</text:p>
      <text:p text:style-name="Text_20_body">The observations of this chapter show the advantages of GDP as a tangible, middle level unit of activity to help not only the creation of designed objects and the development of personal knowledge but also the emergence of a community of practice.</text:p>
      <text:h text:style-name="Heading_20_4" text:outline-level="4"><text:bookmark-start text:name="gdp-as-concrete-enough-to-be-understandable-but-abstract-enough-to-be-replicable"/>GDP as concrete enough to be understandable but abstract enough to be replicable<text:bookmark-end text:name="gdp-as-concrete-enough-to-be-understandable-but-abstract-enough-to-be-replicable"/></text:h>
      <text:p text:style-name="First_20_paragraph">In this context replicable means that once the implementation of one GDP is complete, the process of implementing another shares similar practices, thus building competency of learners.</text:p>
      <text:p text:style-name="Text_20_body">In this context of novice coders in an informal environment it seems appropriate to introduce some levels of reusable practice whilst initially prioritising individual learner engagement and community participation.</text:p>
      <text:p text:style-name="Text_20_body">Game design patterns contain elements of more abstract and thus repeatable structures thus fulfilling some of the promise transfer offered by advocates of Computational Thinking. This is explored in more depth in the next chapter.</text:p>
      <text:h text:style-name="Heading_20_4" text:outline-level="4"><text:bookmark-start text:name="technical-concepts-suiting-transfer"/>Technical concepts suiting transfer<text:bookmark-end text:name="technical-concepts-suiting-transfer"/></text:h>
      <text:p text:style-name="First_20_paragraph">NOTE likely move this to another chapter. Learning maps - additional discussion on learning dimensions - or conclusion / next steps.</text:p>
      <text:p text:style-name="Text_20_body">While there are technical elements of transfer that were identified and included in the learning map I sidelined the study of them.</text:p>
      <text:p text:style-name="Text_20_body">Specifically in examining the concrete implementation of GDPs there are transferrable concepts and practice involving practice which include;</text:p>
      <text:list xml:id="list3615816798" text:style-name="L31">
        <text:list-item>
          <text:p text:style-name="P35">Use of levels as a array which is parsed by a loop to create layout</text:p>
        </text:list-item>
        <text:list-item>
          <text:p text:style-name="P35">Logic statements of varied degrees of complexity</text:p>
        </text:list-item>
        <text:list-item>
          <text:p text:style-name="P35">Functions - code patching into the right area</text:p>
        </text:list-item>
      </text:list>
      <text:h text:style-name="Heading_20_4" text:outline-level="4"><text:bookmark-start text:name="use-of-gdp-as-communication-short-cuts"/>Use of GDP as communication short cuts<text:bookmark-end text:name="use-of-gdp-as-communication-short-cuts"/></text:h>
      <text:p text:style-name="P2">Discussing Game design patterns as a tool to expose and give participants a language to discuss and resolve tensions (Practitioner focus)</text:p>
      <text:p text:style-name="Text_20_body">This section;</text:p>
      <text:list xml:id="list2844391837" text:style-name="L32">
        <text:list-item>
          <text:p text:style-name="P36">synthesises examples which highlight the value of developing share language and short cuts</text:p>
        </text:list-item>
        <text:list-item>
          <text:p text:style-name="P36">explores possible drawbacks</text:p>
        </text:list-item>
        <text:list-item>
          <text:p text:style-name="P36">looks at restricted</text:p>
        </text:list-item>
      </text:list>
      <text:p text:style-name="First_20_paragraph">Examples of short cuts include, “get an enemy in”, animate player from Fi and Ma’s exerpts.</text:p>
      <text:p text:style-name="Text_20_body">The advantages of such shortcuts are, as discussed to help with the prioritisation and ideation <text:soft-page-break/>processes, to facilitate peer propagation of ideas, and potentially to inform debugging and improvements to increase game playability.</text:p>
      <text:p text:style-name="Text_20_body">However, there are challenges of the use of such short cuts including; - hiding more complex patterns within the name. - confusion over use of terms to new comers</text:p>
      <text:p text:style-name="Text_20_body">For example the shortcut of a name for a pattern in Fi and Ma’s interaction hides a large amount of problems solving which seems “overwhelming”</text:p>
      <text:h text:style-name="Heading_20_3" text:outline-level="3"><text:bookmark-start text:name="call-back-to-design-practices"/>Call back to design practices<text:bookmark-end text:name="call-back-to-design-practices"/></text:h>
      <text:p text:style-name="First_20_paragraph">As per last chapter but develop in relation to GDPs</text:p>
      <text:h text:style-name="Heading_20_4" text:outline-level="4"><text:bookmark-start text:name="game-design-to-get-under-the-hood---games-as-a-design-artefact"/>Game design to get under the hood - games as a design artefact<text:bookmark-end text:name="game-design-to-get-under-the-hood---games-as-a-design-artefact"/></text:h>
      <text:p text:style-name="First_20_paragraph">As per Bruno - we are surrounded by designed objects. This process of making lifts the lid on that process.</text:p>
      <text:p text:style-name="Text_20_body">See example between helper and Pa in 2019-03-18 at the end.</text:p>
      <text:h text:style-name="Heading_20_3" text:outline-level="3"><text:bookmark-start text:name="strengths-and-weaknesses-of-the-gdp-construct-terminology"/>Strengths and Weaknesses of the GDP construct / terminology<text:bookmark-end text:name="strengths-and-weaknesses-of-the-gdp-construct-terminology"/></text:h>
      <text:p text:style-name="First_20_paragraph">The interpretation of GDP that this thesis adopts contains some weaknesses. The specificity of the term is weak in that in seeking to categorise a wide diversity of features that participants would want to add to the game to fulfil a pedagogical motivation of providing guidance and inspiration to the novice designers. The pragmatic nature of this interpretation can be contrasted to more formal definitions of say Game Mechanics related to user actions in the game <text:reference-mark-start text:name="ZOTERO_ITEM CSL_CITATION {&quot;citationID&quot;:&quot;ddjiyxqv&quot;,&quot;properties&quot;:{&quot;formattedCitation&quot;:&quot;(Sicart, 2008)&quot;,&quot;plainCitation&quot;:&quot;(Sicart, 2008)&quot;,&quot;noteIndex&quot;:0},&quot;citationItems&quot;:[{&quot;id&quot;:2435,&quot;uris&quot;:[&quot;http://zotero.org/users/1913249/items/YHQ24J6K&quot;],&quot;itemData&quot;:{&quot;id&quot;:2435,&quot;type&quot;:&quot;article-journal&quot;,&quot;abstract&quot;:&quot;This article defins game mechanics in relation to rules and challenges. Game mechanics are methods invoked by agents for interacting with the game world. I apply this definition to a comparative analysis of the games Rez, Every Extend Extra and Shadow of the Colossus that will show the relevance of a formal definition of game mechanics.&quot;,&quot;container-title&quot;:&quot;Game Studies. The International Journal of Computer Game Research&quot;,&quot;source&quot;:&quot;ResearchGate&quot;,&quot;title&quot;:&quot;Defining Game Mechanics&quot;,&quot;volume&quot;:&quot;8&quot;,&quot;author&quot;:[{&quot;family&quot;:&quot;Sicart&quot;,&quot;given&quot;:&quot;Miguel&quot;}],&quot;issued&quot;:{&quot;date-parts&quot;:[[&quot;2008&quot;,12,1]]},&quot;citation-key&quot;:&quot;sicart_defining_2008&quot;},&quot;prefix&quot;:&quot;&quot;,&quot;suffix&quot;:&quot;&quot;}],&quot;schema&quot;:&quot;https://github.com/citation-style-language/schema/raw/master/csl-citation.json&quot;} RNDHYbIIpk6FA"/>(Sicart, 2008)<text:reference-mark-end text:name="ZOTERO_ITEM CSL_CITATION {&quot;citationID&quot;:&quot;ddjiyxqv&quot;,&quot;properties&quot;:{&quot;formattedCitation&quot;:&quot;(Sicart, 2008)&quot;,&quot;plainCitation&quot;:&quot;(Sicart, 2008)&quot;,&quot;noteIndex&quot;:0},&quot;citationItems&quot;:[{&quot;id&quot;:2435,&quot;uris&quot;:[&quot;http://zotero.org/users/1913249/items/YHQ24J6K&quot;],&quot;itemData&quot;:{&quot;id&quot;:2435,&quot;type&quot;:&quot;article-journal&quot;,&quot;abstract&quot;:&quot;This article defins game mechanics in relation to rules and challenges. Game mechanics are methods invoked by agents for interacting with the game world. I apply this definition to a comparative analysis of the games Rez, Every Extend Extra and Shadow of the Colossus that will show the relevance of a formal definition of game mechanics.&quot;,&quot;container-title&quot;:&quot;Game Studies. The International Journal of Computer Game Research&quot;,&quot;source&quot;:&quot;ResearchGate&quot;,&quot;title&quot;:&quot;Defining Game Mechanics&quot;,&quot;volume&quot;:&quot;8&quot;,&quot;author&quot;:[{&quot;family&quot;:&quot;Sicart&quot;,&quot;given&quot;:&quot;Miguel&quot;}],&quot;issued&quot;:{&quot;date-parts&quot;:[[&quot;2008&quot;,12,1]]},&quot;citation-key&quot;:&quot;sicart_defining_2008&quot;},&quot;prefix&quot;:&quot;&quot;,&quot;suffix&quot;:&quot;&quot;}],&quot;schema&quot;:&quot;https://github.com/citation-style-language/schema/raw/master/csl-citation.json&quot;} RNDHYbIIpk6FA"/>.</text:p>
      <text:p text:style-name="Text_20_body">The term is particularly week in the area of Game Polish which involved were more aesthetic and narrative choices.</text:p>
      <text:p text:style-name="Text_20_body">[]</text:p>
      <text:p text:style-name="Text_20_body">These choices do not fall neatly in to the argument being constructed around the potential of GDPs to unlock repeatable, transferable practices. For example, some participants, specifically one who came as a friend of of others and didn’t have direct parental help, spent a majority of time working on these patterns especially if assets are being replaced.</text:p>
      <text:p text:style-name="P38">It is perhaps the term <text:span text:style-name="T2">pattern</text:span> that is problematic here. It may imply a repeatable structural element rather than an aesthetic choices. Other academics have given a wider name of game elements <text:reference-mark-start text:name="ZOTERO_ITEM CSL_CITATION {&quot;citationID&quot;:&quot;qjhiclyp&quot;,&quot;properties&quot;:{&quot;formattedCitation&quot;:&quot;(Tekinba\\uc0\\u351{} et al., 2014)&quot;,&quot;plainCitation&quot;:&quot;(Tekinbaş et al., 2014)&quot;,&quot;noteIndex&quot;:0},&quot;citationItems&quot;:[{&quot;id&quot;:2861,&quot;uris&quot;:[&quot;http://zotero.org/users/1913249/items/4MPYQYG9&quot;],&quot;itemData&quot;:{&quot;id&quot;:2861,&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suffix&quot;:&quot;&quot;}],&quot;schema&quot;:&quot;https://github.com/citation-style-language/schema/raw/master/csl-citation.json&quot;} RNDwogIO5lsSh"/><text:span text:style-name="T8">(Tekinbaş et al., 2014)</text:span><text:reference-mark-end text:name="ZOTERO_ITEM CSL_CITATION {&quot;citationID&quot;:&quot;qjhiclyp&quot;,&quot;properties&quot;:{&quot;formattedCitation&quot;:&quot;(Tekinba\\uc0\\u351{} et al., 2014)&quot;,&quot;plainCitation&quot;:&quot;(Tekinbaş et al., 2014)&quot;,&quot;noteIndex&quot;:0},&quot;citationItems&quot;:[{&quot;id&quot;:2861,&quot;uris&quot;:[&quot;http://zotero.org/users/1913249/items/4MPYQYG9&quot;],&quot;itemData&quot;:{&quot;id&quot;:2861,&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suffix&quot;:&quot;&quot;}],&quot;schema&quot;:&quot;https://github.com/citation-style-language/schema/raw/master/csl-citation.json&quot;} RNDwogIO5lsSh"/> or lenses <text:reference-mark-start text:name="ZOTERO_ITEM CSL_CITATION {&quot;citationID&quot;:&quot;lvkgisqz&quot;,&quot;properties&quot;:{&quot;formattedCitation&quot;:&quot;(Schell, 2008)&quot;,&quot;plainCitation&quot;:&quot;(Schell, 2008)&quot;,&quot;noteIndex&quot;:0},&quot;citationItems&quot;:[{&quot;id&quot;:2747,&quot;uris&quot;:[&quot;http://zotero.org/users/1913249/items/EWXFXEGC&quot;],&quot;itemData&quot;:{&quot;id&quot;:2747,&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mxRoBdBpGM"/>(Schell, 2008)<text:reference-mark-end text:name="ZOTERO_ITEM CSL_CITATION {&quot;citationID&quot;:&quot;lvkgisqz&quot;,&quot;properties&quot;:{&quot;formattedCitation&quot;:&quot;(Schell, 2008)&quot;,&quot;plainCitation&quot;:&quot;(Schell, 2008)&quot;,&quot;noteIndex&quot;:0},&quot;citationItems&quot;:[{&quot;id&quot;:2747,&quot;uris&quot;:[&quot;http://zotero.org/users/1913249/items/EWXFXEGC&quot;],&quot;itemData&quot;:{&quot;id&quot;:2747,&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mxRoBdBpGM"/>.</text:p>
      <text:p text:style-name="Text_20_body">NEEDS MORE DEVELOPMENT</text:p>
      <text:h text:style-name="Heading_20_3" text:outline-level="3"><text:bookmark-start text:name="link-paragraph-to-next-chapter"/>Link Paragraph to next chapter<text:bookmark-end text:name="link-paragraph-to-next-chapter"/></text:h>
      <text:p text:style-name="First_20_paragraph">A theme to follow up in the Maps / personal learning chapter is that of picking up on some of the behaviour of participants, especially that of experienced parents, experience either in coding <text:soft-page-break/>practices of supporting their children. Once identified, how could beneficial interactions be encouraged in the next iteration of design.</text:p>
      <text:p text:style-name="Text_20_body">Examples include;</text:p>
      <text:list xml:id="list1763879928" text:style-name="L33">
        <text:list-item>
          <text:p text:style-name="P37">supporting reflection on design and coding concepts / skills.</text:p>
        </text:list-item>
        <text:list-item>
          <text:p text:style-name="P37">navigation / organisational support - use of a physical map.</text:p>
        </text:list-item>
      </text:list>
      <text:p text:style-name="First_20_paragraph">For example, the use of CT concepts in a framework, listed as part of the initial design pattern card, which could then be discussed, ticked off or otherwise reflected on.</text:p>
      <text:h text:style-name="Heading_20_2" text:outline-level="2"><text:bookmark-start text:name="transcript-excerpts"/>Transcript Excerpts<text:bookmark-end text:name="transcript-excerpts"/></text:h>
      <text:h text:style-name="Heading_20_3" text:outline-level="3"><text:bookmark-start text:name="te-da-pt-1"/>2019-05-08-te-da pt 1<text:bookmark-end text:name="te-da-pt-1"/></text:h>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text:p>
      <text:p text:style-name="Preformatted_20_Text">Te: I don’t know er.</text:p>
      <text:p text:style-name="Preformatted_20_Text">Da: Well I tell you what .. muffled.</text:p>
      <text:p text:style-name="Preformatted_20_Text">Te: Erm - (navigates to list of GDP for platform game)</text:p>
      <text:p text:style-name="Preformatted_20_Text">De: So. You played them before didn’t you (indicating grid of games )</text:p>
      <text:p text:style-name="Preformatted_20_Text">Te: What do you mean?</text:p>
      <text:p text:style-name="Preformatted_20_Text">Da: The flying game that’s a different kind of game</text:p>
      <text:p text:style-name="Preformatted_20_Text">Te: Oh like kind of like moving along kind of thing</text:p>
      <text:p text:style-name="Preformatted_20_Text">Da: Yeah and those where. There are games where you are in a world and you have to move around the world like pac-man (points down and moves an imaginary character around),</text:p>
      <text:p text:style-name="Preformatted_20_Text">Te: nod</text:p>
      <text:p text:style-name="Preformatted_20_Text">Da: There are games where things drop down like Tetris</text:p>
      <text:p text:style-name="Preformatted_20_Text">Te: … gam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Preformatted_20_Text">Da: It’s not a bad starting idea is it?</text:p>
      <text:p text:style-name="Preformatted_20_Text">Te: I suppose make a new one (begins the process of remixing game from the <text:soft-page-break/>template)</text:p>
      <text:p text:style-name="First_20_paragraph">r</text:p>
      <text:section text:style-name="Sect1" text:name="ZOTERO_BIBL {&quot;uncited&quot;:[],&quot;omitted&quot;:[],&quot;custom&quot;:[]} CSL_BIBLIOGRAPHY RNDlmtlNn2niq">
        <text:p text:style-name="Bibliography_20_1">B\a erentsen, K. B. and Trettvik, J. (2002) ‘An Activity Theory Approach to Affordance.’ <text:span text:style-name="T1">In</text:span> <text:span text:style-name="T1">Proceedings of the Second Nordic Conference on Human-computer Interaction</text:span>. New York, NY, USA: ACM (NordiCHI ’02), pp. 51–60.</text:p>
        <text:p text:style-name="Bibliography_20_1">Bevan, B., Gutwill, J. P., Petrich, M. and Wilkinson, K. (2015) ‘Learning Through STEM-Rich Tinkering: Findings From a Jointly Negotiated Research Project Taken Up in Practice.’ <text:span text:style-name="T1">Science Education</text:span>, 99(1) pp. 98–120.</text:p>
        <text:p text:style-name="Bibliography_20_1">Bjork, S. and Holopainen, J. (2005) <text:span text:style-name="T1">Patterns in game design</text:span>. 1st ed, Hingham, Mass: Charles River Media (Charles River Media game development series).</text:p>
        <text:p text:style-name="Bibliography_20_1">Dearden, A. and Finlay, J. (2006) ‘Pattern Languages in HCI: A Critical Review.’ <text:span text:style-name="T1">Human–Computer Interaction</text:span>, 21(1) pp. 49–102.</text:p>
        <text:p text:style-name="Bibliography_20_1">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Bibliography_20_1">Hopwood, N. (2022) ‘Agency in cultural-historical activity theory: strengthening commitment to social transformation.’ <text:span text:style-name="T1">Mind, Culture, and Activity</text:span>. Routledge, 29(2) pp. 108–122.</text:p>
        <text:p text:style-name="Bibliography_20_1">Kuutti, K. (1995) ‘Activity Theory as a potential framework for human- computer interaction research’ p. 19.</text:p>
        <text:p text:style-name="Bibliography_20_1">Lave, J. (1991) ‘Situating learning in communities of practice.’ <text:span text:style-name="T1">Perspectives on socially shared cognition</text:span>, 2 pp. 63–82.</text:p>
        <text:p text:style-name="Bibliography_20_1">Petrich, M., Wilkinson, K. and Bevan, B. (2013) ‘It looks like fun, but are they learning?’ <text:span text:style-name="T1">In</text:span> <text:span text:style-name="T1">Design, Make, Play</text:span>. New York: Routledge, p. 21.</text:p>
        <text:p text:style-name="Bibliography_20_1">Rogoff, B. (1995) ‘Observing sociocultural activity on three planes: Participatory appropriation, guided participation, and apprenticeship.’ <text:span text:style-name="T1">In</text:span> <text:span text:style-name="T1">Sociocultural studies of mind</text:span>. New York, NY, US: Cambridge University Press (Learning in doing: Social, cognitive, and computational aspects), pp. 139–164.</text:p>
        <text:p text:style-name="Bibliography_20_1">Rogoff, B. (2003) <text:span text:style-name="T1">The cultural nature of human development</text:span>. Oxford [UK] ;a New York: Oxford University Press.</text:p>
        <text:p text:style-name="Bibliography_20_1">Rogoff, B. (2014) ‘Learning by Observing and Pitching In to Family and Community Endeavors: An Orientation.’ <text:span text:style-name="T1">Human Development</text:span>, 57(2–3) pp. 69–81.</text:p>
        <text:p text:style-name="Bibliography_20_1">Rogoff, B., Callanan, M., Gutiérrez, K. D. and Erickson, F. (2016) ‘The Organization of Informal Learning.’ <text:span text:style-name="T1">Review of Research in Education</text:span>, 40(1) pp. 356–401.</text:p>
        <text:p text:style-name="Bibliography_20_1"><text:soft-page-break/>Schell, J. (2008) <text:span text:style-name="T1">The Art of Game Design: A book of lenses</text:span>. 1 edition, Amsterdam ; Boston: CRC Press.</text:p>
        <text:p text:style-name="Bibliography_20_1">Sicart, M. (2008) ‘Defining Game Mechanics.’ <text:span text:style-name="T1">Game Studies. The International Journal of Computer Game Research</text:span>, 8, December.</text:p>
        <text:p text:style-name="Bibliography_20_1">Statter, D. and Armoni, M. (2016) ‘Teaching Abstract Thinking in Introduction to Computer Science for 7th Graders.’ <text:span text:style-name="T1">In</text:span> <text:span text:style-name="T1">Proceedings of the 11th Workshop in Primary and Secondary Computing Education on ZZZ - WiPSCE ’16</text:span>. M&amp;#252;nster, Germany: ACM Press, pp. 80–83.</text:p>
        <text:p text:style-name="Bibliography_20_1">Tekinbaş, K. S., Gresalfi, M., Peppler, K. A. and Santo, R. (2014) <text:span text:style-name="T1">Gaming the system: designing with Gamestar mechanic</text:span>. Cambridge, Massachusetts: The MIT Press (The John D. and Catherine T. Macarthur Foundation series on digital media and learning).</text:p>
        <text:p text:style-name="Bibliography_20_1">Waite, J., Curzon, P., Marsh, W. and Sentance, S. (2016) ‘Abstraction and common classroom activities.’ <text:span text:style-name="T1">In</text:span> <text:span text:style-name="T1">Proceedings of the 11th Workshop in Primary and Secondary Computing Education on ZZZ - WiPSCE ’16</text:span>. M&amp;#252;nster, Germany: ACM Press, pp. 112–113.</text:p>
        <text:p text:style-name="Bibliography_20_1">Waite, J. L., Curzon, P., Marsh, W., Sentance, S. and Hadwen-Bennett, A. (2018a) ‘Abstraction in action: K-5 teachers’ uses of levels of abstraction, particularly the design level, in teaching programming.’ <text:span text:style-name="T1">International Journal of Computer Science Education in Schools</text:span>, 2(1) pp. 14–40.</text:p>
        <text:p text:style-name="Bibliography_20_1">Waite, J. L., Curzon, P., Marsh, W., Sentance, S. and Hadwen-Bennett, A. (2018b) ‘Abstraction in action: K-5 teachers’ uses of levels of abstraction, particularly the design level, in teaching programming.’ <text:span text:style-name="T1">International Journal of Computer Science Education in Schools</text:span>, 2(1) p. 14.</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apter 2 - It’s like a project in itself really</dc:title>
    <dc:description/>
    <dc:subject/>
    <meta:keyword/>
    <meta:initial-creator/>
    <dc:creator>Mick Chesterman</dc:creator>
    <meta:creation-date>2023-02-28T06:02:47Z</meta:creation-date>
    <dc:date>2023-02-28T06:04:49.974995559</dc:date>
    <meta:editing-duration>PT19S</meta:editing-duration>
    <meta:editing-cycles>1</meta:editing-cycles>
    <meta:document-statistic meta:table-count="1" meta:image-count="0" meta:object-count="0" meta:page-count="38" meta:paragraph-count="731" meta:word-count="15634" meta:character-count="91506" meta:non-whitespace-character-count="76647"/>
    <meta:user-defined meta:name="ZOTERO_PREF_1">&lt;data data-version="3" zotero-version="6.0.18"&gt;&lt;session id="Z4Vxc47J"/&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